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imes New Roman2" svg:font-family="'Times New Roman'" style:font-family-generic="roman"/>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333333" style:font-name="Times New Roman1" fo:font-size="18pt" fo:letter-spacing="normal" fo:font-style="normal" fo:font-weight="normal" style:font-size-asian="18pt" style:font-size-complex="18pt"/>
    </style:style>
    <style:style style:name="P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style:font-name="Times New Roman1" fo:font-size="18pt" fo:letter-spacing="normal" fo:font-style="normal" fo:font-weight="normal" style:font-size-asian="18pt" style:font-size-complex="18pt"/>
    </style:style>
    <style:style style:name="P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style:font-name="Times New Roman1" fo:font-size="18pt" fo:letter-spacing="normal" fo:language="ro" fo:country="RO" fo:font-style="normal" fo:font-weight="normal" style:font-size-asian="18pt" style:font-size-complex="18pt"/>
    </style:style>
    <style:style style:name="P4" style:family="paragraph" style:parent-style-name="Standard">
      <style:text-properties fo:font-size="20pt" style:font-size-asian="20pt" style:font-size-complex="20pt"/>
    </style:style>
    <style:style style:name="P5" style:family="paragraph" style:parent-style-name="Standard">
      <style:text-properties fo:font-size="18pt" style:font-size-asian="18pt" style:font-size-complex="18pt"/>
    </style:style>
    <style:style style:name="P6" style:family="paragraph" style:parent-style-name="Standard">
      <style:text-properties style:font-name="Times New Roman1" fo:font-size="18pt" style:font-size-asian="18pt" style:font-size-complex="18pt"/>
    </style:style>
    <style:style style:name="P7" style:family="paragraph" style:parent-style-name="Standard">
      <style:text-properties style:font-name="Times New Roman1" fo:font-size="18pt" fo:font-style="italic" fo:font-weight="bold" style:font-size-asian="18pt" style:font-style-asian="italic" style:font-weight-asian="bold" style:font-size-complex="18pt" style:font-style-complex="italic"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20pt" fo:language="en" fo:country="none" style:font-name-asian="Calibri" style:font-size-asian="20pt" style:font-name-complex="Calibri" style:font-size-complex="20pt"/>
    </style:style>
    <style:style style:name="P9" style:family="paragraph" style:parent-style-name="Standard">
      <style:paragraph-properties fo:margin-top="0in" fo:margin-bottom="0.139in" fo:line-height="115%" fo:text-align="center" style:justify-single-word="false" style:text-autospace="none"/>
      <style:text-properties style:font-name="Times New Roman1" fo:font-size="20pt" fo:language="en" fo:country="none" style:font-name-asian="Calibri" style:font-size-asian="20pt" style:font-name-complex="Calibri" style:font-size-complex="20pt"/>
    </style:style>
    <style:style style:name="P10" style:family="paragraph" style:parent-style-name="Standard">
      <style:paragraph-properties fo:margin-top="0in" fo:margin-bottom="0.139in" fo:line-height="115%" style:text-autospace="none"/>
      <style:text-properties style:font-name="Times New Roman1" fo:font-size="18pt" fo:language="en" fo:country="none" style:font-name-asian="Calibri" style:font-size-asian="18pt" style:font-name-complex="Calibri" style:font-size-complex="18pt"/>
    </style:style>
    <style:style style:name="P11" style:family="paragraph" style:parent-style-name="Standard">
      <style:paragraph-properties fo:margin-top="0in" fo:margin-bottom="0.139in" fo:line-height="115%" style:text-autospace="none"/>
      <style:text-properties style:font-name="Times New Roman1" fo:font-size="18pt" fo:language="en" fo:country="none" style:font-name-asian="Times New Roman2" style:font-size-asian="18pt" style:font-name-complex="Times New Roman2" style:font-size-complex="18pt"/>
    </style:style>
    <style:style style:name="P12" style:family="paragraph" style:parent-style-name="Standard">
      <style:paragraph-properties fo:margin-top="0in" fo:margin-bottom="0.139in" fo:line-height="115%" style:text-autospace="none"/>
      <style:text-properties style:font-name="Times New Roman1" fo:font-size="18pt" fo:language="en" fo:country="none" fo:font-weight="bold" style:font-name-asian="Times New Roman2" style:font-size-asian="18pt" style:font-weight-asian="bold" style:font-name-complex="Times New Roman2" style:font-size-complex="18pt" style:font-weight-complex="bold"/>
    </style:style>
    <style:style style:name="P13" style:family="paragraph" style:parent-style-name="Standard">
      <style:paragraph-properties fo:margin-top="0in" fo:margin-bottom="0.139in" fo:line-height="115%" style:text-autospace="none"/>
      <style:text-properties style:font-name="Times New Roman1" fo:font-size="18pt" fo:language="en" fo:country="none" fo:font-style="italic" fo:font-weight="bold" style:font-name-asian="Times New Roman2" style:font-size-asian="18pt" style:font-style-asian="italic" style:font-weight-asian="bold" style:font-name-complex="Times New Roman2" style:font-size-complex="18pt" style:font-style-complex="italic" style:font-weight-complex="bold"/>
    </style:style>
    <style:style style:name="P14" style:family="paragraph" style:parent-style-name="Standard">
      <style:paragraph-properties fo:margin-top="0in" fo:margin-bottom="0.139in" fo:line-height="115%" style:text-autospace="none"/>
      <style:text-properties style:font-name="Times New Roman1" fo:font-size="18pt" fo:language="en" fo:country="none" fo:font-style="normal" fo:font-weight="normal" style:font-name-asian="Times New Roman2" style:font-size-asian="18pt" style:font-style-asian="normal" style:font-weight-asian="normal" style:font-name-complex="Times New Roman2" style:font-size-complex="18pt" style:font-style-complex="normal" style:font-weight-complex="normal"/>
    </style:style>
    <style:style style:name="P15" style:family="paragraph" style:parent-style-name="Standard">
      <style:paragraph-properties fo:margin-top="0in" fo:margin-bottom="0.139in" fo:line-height="115%" style:text-autospace="none"/>
      <style:text-properties style:font-name="Times New Roman1" fo:font-size="18pt" style:font-size-asian="18pt" style:font-size-complex="18pt"/>
    </style:style>
    <style:style style:name="P16" style:family="paragraph" style:parent-style-name="Standard">
      <style:paragraph-properties fo:margin-top="0in" fo:margin-bottom="0.139in" fo:line-height="115%" style:text-autospace="none"/>
      <style:text-properties style:font-name="Times New Roman1" fo:font-size="18pt" fo:language="en" fo:country="US" fo:font-style="normal" fo:font-weight="normal" style:font-name-asian="Times New Roman2" style:font-size-asian="18pt" style:font-style-asian="normal" style:font-weight-asian="normal" style:font-name-complex="Times New Roman2" style:font-size-complex="18pt" style:font-style-complex="normal" style:font-weight-complex="normal"/>
    </style:style>
    <style:style style:name="P17" style:family="paragraph" style:parent-style-name="Standard" style:list-style-name="L1">
      <style:text-properties style:font-name="Times New Roman1" fo:font-size="20pt" style:font-size-asian="20pt" style:font-size-complex="20pt"/>
    </style:style>
    <style:style style:name="P18" style:family="paragraph" style:parent-style-name="Standard">
      <style:text-properties fo:font-variant="normal" fo:text-transform="none" fo:color="#111111" style:font-name="Times New Roman1" fo:font-size="18pt" fo:letter-spacing="normal" fo:font-style="normal" fo:font-weight="normal" style:font-size-asian="18pt" style:font-size-complex="18pt"/>
    </style:style>
    <style:style style:name="P19" style:family="paragraph" style:parent-style-name="Standard">
      <style:text-properties fo:color="#d4d4d4" style:font-name="Consolas" fo:font-size="20pt" style:text-underline-style="none" fo:font-weight="normal" fo:background-color="#1f1f1f" style:font-size-asian="20pt" style:font-weight-asian="normal" style:font-size-complex="20pt" style:font-weight-complex="normal"/>
    </style:style>
    <style:style style:name="P20" style:family="paragraph" style:parent-style-name="Standard">
      <style:paragraph-properties style:line-height-at-least="0.198in"/>
      <style:text-properties fo:color="#d4d4d4" style:font-name="Consolas" fo:font-size="20pt" style:text-underline-style="none" fo:font-weight="normal" fo:background-color="#1f1f1f" style:font-size-asian="20pt" style:font-weight-asian="normal" style:font-size-complex="20pt" style:font-weight-complex="normal"/>
    </style:style>
    <style:style style:name="P21" style:family="paragraph" style:parent-style-name="Standard">
      <style:paragraph-properties style:line-height-at-least="0.198in"/>
      <style:text-properties fo:color="#d4d4d4" style:font-name="Consolas" fo:font-size="18pt" style:text-underline-style="none" fo:font-weight="normal" fo:background-color="#1f1f1f" style:font-size-asian="18pt" style:font-weight-asian="normal" style:font-size-complex="18pt" style:font-weight-complex="normal"/>
    </style:style>
    <style:style style:name="P22" style:family="paragraph" style:parent-style-name="Standard">
      <style:text-properties fo:font-size="20pt" style:font-size-asian="20pt" style:font-size-complex="20pt"/>
    </style:style>
    <style:style style:name="P23" style:family="paragraph" style:parent-style-name="Standard" style:list-style-name="L2">
      <style:text-properties fo:font-size="20pt" style:font-size-asian="20pt" style:font-size-complex="20pt"/>
    </style:style>
    <style:style style:name="P24" style:family="paragraph" style:parent-style-name="Standard" style:list-style-name="L3">
      <style:text-properties fo:font-size="20pt" style:font-size-asian="20pt" style:font-size-complex="20pt"/>
    </style:style>
    <style:style style:name="P25" style:family="paragraph" style:parent-style-name="Standard" style:list-style-name="L4">
      <style:text-properties fo:font-size="20pt" style:font-size-asian="20pt" style:font-size-complex="20pt"/>
    </style:style>
    <style:style style:name="P26" style:family="paragraph" style:parent-style-name="Standard" style:list-style-name="L5">
      <style:text-properties fo:font-size="20pt" style:font-size-asian="20pt" style:font-size-complex="20pt"/>
    </style:style>
    <style:style style:name="P27" style:family="paragraph" style:parent-style-name="Standard" style:list-style-name="L6">
      <style:text-properties fo:font-size="20pt" style:font-size-asian="20pt" style:font-size-complex="20pt"/>
    </style:style>
    <style:style style:name="P28" style:family="paragraph" style:parent-style-name="Standard" style:list-style-name="L7">
      <style:text-properties fo:font-size="20pt" style:font-size-asian="20pt" style:font-size-complex="20pt"/>
    </style:style>
    <style:style style:name="P29" style:family="paragraph" style:parent-style-name="Standard" style:list-style-name="L8">
      <style:text-properties fo:font-size="20pt" style:font-size-asian="20pt" style:font-size-complex="20pt"/>
    </style:style>
    <style:style style:name="P30" style:family="paragraph" style:parent-style-name="Standard" style:list-style-name="L9">
      <style:text-properties fo:font-size="20pt" style:font-size-asian="20pt" style:font-size-complex="20pt"/>
    </style:style>
    <style:style style:name="P31" style:family="paragraph" style:parent-style-name="Standard" style:list-style-name="L10">
      <style:text-properties fo:font-size="20pt" style:font-size-asian="20pt" style:font-size-complex="20pt"/>
    </style:style>
    <style:style style:name="P32" style:family="paragraph" style:parent-style-name="Standard" style:list-style-name="L16">
      <style:text-properties fo:font-size="20pt" style:font-size-asian="20pt" style:font-size-complex="20pt"/>
    </style:style>
    <style:style style:name="P33" style:family="paragraph" style:parent-style-name="Standard" style:list-style-name="L17">
      <style:text-properties fo:font-size="20pt" style:font-size-asian="20pt" style:font-size-complex="20pt"/>
    </style:style>
    <style:style style:name="P34" style:family="paragraph" style:parent-style-name="Standard" style:list-style-name="L18">
      <style:text-properties fo:font-size="20pt" style:font-size-asian="20pt" style:font-size-complex="20pt"/>
    </style:style>
    <style:style style:name="P35" style:family="paragraph" style:parent-style-name="Standard" style:list-style-name="L19">
      <style:text-properties fo:font-size="20pt" style:font-size-asian="20pt" style:font-size-complex="20pt"/>
    </style:style>
    <style:style style:name="P36" style:family="paragraph" style:parent-style-name="Standard" style:list-style-name="L20">
      <style:text-properties fo:font-size="20pt" style:font-size-asian="20pt" style:font-size-complex="20pt"/>
    </style:style>
    <style:style style:name="P37" style:family="paragraph" style:parent-style-name="Standard" style:list-style-name="L21">
      <style:text-properties fo:font-size="20pt" style:font-size-asian="20pt" style:font-size-complex="20pt"/>
    </style:style>
    <style:style style:name="P38" style:family="paragraph" style:parent-style-name="Standard" style:list-style-name="L22">
      <style:text-properties fo:font-size="20pt" style:font-size-asian="20pt" style:font-size-complex="20pt"/>
    </style:style>
    <style:style style:name="P39" style:family="paragraph" style:parent-style-name="Standard" style:list-style-name="L23">
      <style:text-properties fo:font-size="20pt" style:font-size-asian="20pt" style:font-size-complex="20pt"/>
    </style:style>
    <style:style style:name="P40" style:family="paragraph" style:parent-style-name="Standard" style:list-style-name="L24">
      <style:text-properties fo:font-size="20pt" style:font-size-asian="20pt" style:font-size-complex="20pt"/>
    </style:style>
    <style:style style:name="P41" style:family="paragraph" style:parent-style-name="Standard" style:list-style-name="L25">
      <style:text-properties fo:font-size="20pt" style:font-size-asian="20pt" style:font-size-complex="20pt"/>
    </style:style>
    <style:style style:name="P42" style:family="paragraph" style:parent-style-name="Standard" style:list-style-name="L26">
      <style:text-properties fo:font-size="20pt" style:font-size-asian="20pt" style:font-size-complex="20pt"/>
    </style:style>
    <style:style style:name="P43" style:family="paragraph" style:parent-style-name="Standard">
      <style:text-properties fo:font-size="20pt" fo:font-weight="bold" style:font-size-asian="20pt" style:font-weight-asian="bold" style:font-size-complex="20pt" style:font-weight-complex="bold"/>
    </style:style>
    <style:style style:name="P44" style:family="paragraph" style:parent-style-name="Standard">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45" style:family="paragraph" style:parent-style-name="Standard">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46" style:family="paragraph" style:parent-style-name="Standard" style:list-style-name="L27">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47" style:family="paragraph" style:parent-style-name="Standard" style:list-style-name="L28">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48" style:family="paragraph" style:parent-style-name="Standard" style:list-style-name="L29">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49" style:family="paragraph" style:parent-style-name="Standard" style:list-style-name="L30">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50" style:family="paragraph" style:parent-style-name="Standard" style:list-style-name="L31">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51" style:family="paragraph" style:parent-style-name="Standard">
      <style:paragraph-properties fo:text-align="center" style:justify-single-word="false"/>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52" style:family="paragraph" style:parent-style-name="Standard">
      <style:paragraph-properties fo:text-align="start" style:justify-single-word="false"/>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53" style:family="paragraph" style:parent-style-name="Standard">
      <style:paragraph-properties fo:text-align="center" style:justify-single-word="false"/>
      <style:text-properties fo:font-size="22pt" style:font-size-asian="22pt" style:font-size-complex="22pt"/>
    </style:style>
    <style:style style:name="P54" style:family="paragraph" style:parent-style-name="Standard">
      <style:paragraph-properties fo:text-align="start" style:justify-single-word="false"/>
      <style:text-properties fo:font-size="22pt" style:font-size-asian="22pt" style:font-size-complex="22pt"/>
    </style:style>
    <style:style style:name="P55" style:family="paragraph" style:parent-style-name="Standard" style:list-style-name="L11">
      <style:paragraph-properties fo:text-align="start" style:justify-single-word="false"/>
      <style:text-properties fo:font-size="22pt" style:font-size-asian="22pt" style:font-size-complex="22pt"/>
    </style:style>
    <style:style style:name="P56" style:family="paragraph" style:parent-style-name="Standard" style:list-style-name="L12">
      <style:paragraph-properties fo:text-align="start" style:justify-single-word="false"/>
      <style:text-properties fo:font-size="22pt" style:font-size-asian="22pt" style:font-size-complex="22pt"/>
    </style:style>
    <style:style style:name="P57" style:family="paragraph" style:parent-style-name="Standard" style:list-style-name="L13">
      <style:paragraph-properties fo:text-align="start" style:justify-single-word="false"/>
      <style:text-properties fo:font-size="22pt" style:font-size-asian="22pt" style:font-size-complex="22pt"/>
    </style:style>
    <style:style style:name="P58" style:family="paragraph" style:parent-style-name="Standard" style:list-style-name="L14">
      <style:paragraph-properties fo:text-align="start" style:justify-single-word="false"/>
      <style:text-properties fo:font-size="22pt" style:font-size-asian="22pt" style:font-size-complex="22pt"/>
    </style:style>
    <style:style style:name="P59" style:family="paragraph" style:parent-style-name="Standard" style:list-style-name="L15">
      <style:paragraph-properties fo:text-align="start" style:justify-single-word="false"/>
      <style:text-properties fo:font-size="22pt" style:font-size-asian="22pt" style:font-size-complex="22pt"/>
    </style:style>
    <style:style style:name="P60" style:family="paragraph" style:parent-style-name="Standard">
      <style:paragraph-properties fo:text-align="start" style:justify-single-word="false"/>
      <style:text-properties fo:font-size="22pt" fo:font-style="normal" style:text-underline-style="none" fo:font-weight="normal" style:font-size-asian="22pt" style:font-style-asian="normal" style:font-weight-asian="normal" style:font-size-complex="22pt" style:font-style-complex="normal" style:font-weight-complex="normal"/>
    </style:style>
    <style:style style:name="P61" style:family="paragraph" style:parent-style-name="Standard" style:list-style-name="L33">
      <style:paragraph-properties fo:text-align="start" style:justify-single-word="false"/>
      <style:text-properties fo:font-size="22pt" fo:font-style="normal" style:text-underline-style="none" fo:font-weight="normal" style:font-size-asian="22pt" style:font-style-asian="normal" style:font-weight-asian="normal" style:font-size-complex="22pt" style:font-style-complex="normal" style:font-weight-complex="normal"/>
    </style:style>
    <style:style style:name="P62" style:family="paragraph" style:parent-style-name="Standard">
      <style:paragraph-properties fo:text-align="center" style:justify-single-word="false"/>
      <style:text-properties fo:font-size="22pt" fo:font-style="normal" style:text-underline-style="none" fo:font-weight="normal" style:font-size-asian="22pt" style:font-style-asian="normal" style:font-weight-asian="normal" style:font-size-complex="22pt" style:font-style-complex="normal" style:font-weight-complex="normal"/>
    </style:style>
    <style:style style:name="P63" style:family="paragraph" style:parent-style-name="Standard">
      <style:paragraph-properties fo:text-align="center" style:justify-single-word="false"/>
      <style:text-properties fo:font-size="24pt" fo:font-style="normal" style:text-underline-style="none" fo:font-weight="normal" style:font-size-asian="24pt" style:font-style-asian="normal" style:font-weight-asian="normal" style:font-size-complex="24pt" style:font-style-complex="normal" style:font-weight-complex="normal"/>
    </style:style>
    <style:style style:name="T1" style:family="text">
      <style:text-properties fo:language="en" fo:country="none" style:font-name-asian="Times New Roman2" style:font-name-complex="Times New Roman2"/>
    </style:style>
    <style:style style:name="T2" style:family="text">
      <style:text-properties fo:language="en" fo:country="none" fo:font-style="normal" fo:font-weight="normal" style:font-name-asian="Times New Roman2" style:font-style-asian="normal" style:font-weight-asian="normal" style:font-name-complex="Times New Roman2" style:font-style-complex="normal" style:font-weight-complex="normal"/>
    </style:style>
    <style:style style:name="T3" style:family="text">
      <style:text-properties fo:language="en" fo:country="none" fo:font-style="italic" fo:font-weight="bold" style:font-name-asian="Times New Roman2" style:font-style-asian="italic" style:font-weight-asian="bold" style:font-name-complex="Times New Roman2" style:font-style-complex="italic" style:font-weight-complex="bold"/>
    </style:style>
    <style:style style:name="T4" style:family="text">
      <style:text-properties fo:language="en" fo:country="US" style:font-name-asian="Times New Roman2" style:font-name-complex="Times New Roman2"/>
    </style:style>
    <style:style style:name="T5" style:family="text">
      <style:text-properties fo:language="en" fo:country="US" fo:font-style="italic" fo:font-weight="bold" style:font-name-asian="Times New Roman2" style:font-style-asian="italic" style:font-weight-asian="bold" style:font-name-complex="Times New Roman2" style:font-style-complex="italic" style:font-weight-complex="bold"/>
    </style:style>
    <style:style style:name="T6" style:family="text">
      <style:text-properties fo:language="en" fo:country="US" fo:font-style="normal" fo:font-weight="normal" style:font-name-asian="Times New Roman2" style:font-style-asian="normal" style:font-weight-asian="normal" style:font-name-complex="Times New Roman2" style:font-style-complex="normal" style:font-weight-complex="normal"/>
    </style:style>
    <style:style style:name="T7" style:family="text">
      <style:text-properties fo:font-variant="normal" fo:text-transform="none" fo:color="#111111" fo:letter-spacing="normal" fo:font-style="normal" fo:font-weight="normal"/>
    </style:style>
    <style:style style:name="T8" style:family="text">
      <style:text-properties fo:font-variant="normal" fo:text-transform="none" fo:color="#111111" fo:letter-spacing="normal" fo:font-style="italic" fo:font-weight="bold" style:font-style-asian="italic" style:font-weight-asian="bold" style:font-style-complex="italic" style:font-weight-complex="bold"/>
    </style:style>
    <style:style style:name="T9" style:family="text">
      <style:text-properties style:font-name="Times New Roman2"/>
    </style:style>
    <style:style style:name="T10" style:family="text">
      <style:text-properties style:font-name="Times New Roman"/>
    </style:style>
    <style:style style:name="T11" style:family="text">
      <style:text-properties fo:font-size="22pt" style:font-size-asian="22pt" style:font-size-complex="22pt"/>
    </style:style>
    <style:style style:name="T12" style:family="text">
      <style:text-properties fo:font-size="24pt" style:font-size-asian="24pt" style:font-size-complex="2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Metode de proiectarea algoritmilor - Proiectarea modulara</text:p>
      <text:p text:style-name="P8"/>
      <text:p text:style-name="P10">1.1 Subprograme.</text:p>
      <text:p text:style-name="P10">Notiunea de subprogram.</text:p>
      <text:p text:style-name="P15"><text:span text:style-name="T1">Defini</text:span><text:span text:style-name="T1">ţia unui subprogram reprezintă de fapt descrierea unui proces de calcul cu ajutorul variabilelor virtuale (parametri formali) iar apelul unui subprogram nu este altceva dec</text:span><text:span text:style-name="T1">ât execu</text:span><text:span text:style-name="T1">ţia procesului de calcul pentru cazuri concrete (cu ajutorul parametrilor reali, (efectivi, actuali) ).</text:span></text:p>
      <text:p text:style-name="P11"><text:s/>O declaratie de subprograme cuprinde:</text:p>
      <text:p text:style-name="P15"><text:span text:style-name="T1">-un antet de supbrogram care precizeaza interfata subprogramului cu mediul sau, si</text:span><text:span text:style-name="T4"> </text:span><text:span text:style-name="T1">blocul subprogramului care descrie functionarea lui interna.</text:span></text:p>
      <text:p text:style-name="P15"><text:span text:style-name="T1">Constatăm că utilizarea subprogramelor are c</text:span><text:span text:style-name="T1">âteva avantaje:</text:span></text:p>
      <text:p text:style-name="P15"><text:span text:style-name="T1">a) reutilizarea codului – dup</text:span><text:span text:style-name="T1">ă ce am scris un subprogram </text:span><text:span text:style-name="T1">îl pute apela de oricâte ori este nevoie;</text:span></text:p>
      <text:p text:style-name="P15"><text:span text:style-name="T1">b)modularizarea programelor – subprogramele ne permit s</text:span><text:span text:style-name="T1">ă </text:span><text:span text:style-name="T1">împ</text:span><text:span text:style-name="T1">ărțim problema dată </text:span><text:span text:style-name="T1">în mai multe subprobleme, mai simple;</text:span></text:p>
      <text:p text:style-name="P15"><text:span text:style-name="T1">c)reducerea num</text:span><text:span text:style-name="T1">ărului de erori care pot să apară </text:span><text:span text:style-name="T1">în scrierea unui program</text:span></text:p>
      <text:p text:style-name="P15"><text:span text:style-name="T1">d)depistarea cu u</text:span><text:span text:style-name="T1">șurință a erorilor </text:span><text:span text:style-name="T1">– fiecare subprogram va fi verificat la crearea sa, apoi verific</text:span><text:span text:style-name="T1">ăm modul </text:span><text:span text:style-name="T1">în care apel</text:span><text:span text:style-name="T1">ăm subprogramele</text:span></text:p>
      <text:p text:style-name="P11"><text:soft-page-break/></text:p>
      <text:p text:style-name="P11">Subprogramele pot fi de două tipuri:</text:p>
      <text:p text:style-name="P15"><text:span text:style-name="T1">funcții </text:span><text:span text:style-name="T1">– subprograme care determin</text:span><text:span text:style-name="T1">ă un anumit rezultat, o anumită valoare, pornind de la anumite date de intrare. Spunem că valoarea este returnată de către funcție, iar aceasta va fi apelată ca operand </text:span><text:span text:style-name="T1">într-o expresie, valoarea operandului în expresie fiind de fapt valoarea rezultatului func</text:span><text:span text:style-name="T1">ției.</text:span></text:p>
      <text:p text:style-name="P15"><text:span text:style-name="T1">proceduri </text:span><text:span text:style-name="T1">– subprograme care se folosesc într-o instruc</text:span><text:span text:style-name="T1">țiune de sine stătătoare, nu </text:span><text:span text:style-name="T1">într-o expresie. Ele îndeplinesc o sarcin</text:span><text:span text:style-name="T1">ă, au un efect și nu returnează un rezultat. De exemplu, citirea unor variabile, afișarea unor valori, transformarea unor date, etc.</text:span></text:p>
      <text:p text:style-name="P15"><text:span text:style-name="T1">Toate problemele se pot descompune </text:span><text:span text:style-name="T1">în subprobleme, care devin module subordonate, unele repetându-se de un num</text:span><text:span text:style-name="T1">ăr de ori, altele execut</text:span><text:span text:style-name="T1">ându-se numai în func</text:span><text:span text:style-name="T1">ție de anumite condiții.</text:span></text:p>
      <text:p text:style-name="P15"><text:span text:style-name="T1"><text:s/>Subprogramele se clasifică </text:span><text:span text:style-name="T1">în func</text:span><text:span text:style-name="T1">ție de originea lor </text:span><text:span text:style-name="T1">în:subprograme standard (predefinite în biblioteci ale limbajului de programare) </text:span><text:span text:style-name="T1">și</text:span><text:span text:style-name="T4"> </text:span><text:span text:style-name="T1">nestandard sau create de utilizator care trebuie declarate și definite de utilizator.</text:span></text:p>
      <text:p text:style-name="P15"><text:span text:style-name="T1">Subprogramele sunt părţi ale unui program, identificabile prin nume, care se pot</text:span><text:span text:style-name="T4"> </text:span><text:span text:style-name="T1">activa la cerere prin intermediul acestor nume.</text:span></text:p>
      <text:p text:style-name="P15"><text:span text:style-name="T1">Utilizarea subprogramelor </text:span><text:span text:style-name="T1">într-un program presupune abordarea a dou</text:span><text:span text:style-name="T1">ă noţiuni:</text:span></text:p>
      <text:p text:style-name="P15"><text:span text:style-name="T4">- </text:span><text:span text:style-name="T1">definirea unui subprogram şi apelul unui subprogram.</text:span></text:p>
      <text:p text:style-name="P15"><text:span text:style-name="T1"><text:s/>Definirea unui subprogramreprezintă de fapt descrierea unui proces </text:span><text:soft-page-break/><text:span text:style-name="T1">de calcul cu ajutorul variabilelor virtuale</text:span><text:span text:style-name="T4"> </text:span><text:span text:style-name="T1">(parametri formali) iar apelul unui subprogram este execuţia procesului de calcul pentru</text:span></text:p>
      <text:p text:style-name="P15"><text:span text:style-name="T4">- </text:span><text:span text:style-name="T1">cazuri concrete (cu ajutorul parametrilor reali, (efectivi, actuali) </text:span></text:p>
      <text:p text:style-name="P15"><text:span text:style-name="T1">Un subprogram (funcţie) are o definiţie şi at</text:span><text:span text:style-name="T1">âtea apeluri câte sunt necesare.</text:span></text:p>
      <text:p text:style-name="P15"><text:span text:style-name="T1">Definirea unui subprogram presupune declararea antetului </text:span><text:span text:style-name="T1">și a corpului, operație care</text:span><text:span text:style-name="T4"> </text:span><text:span text:style-name="T1">are următoarea structură:</text:span></text:p>
      <text:p text:style-name="P11">tip_returnat nume_funcţie (lista parametrilor formali) //antet funcție</text:p>
      <text:p text:style-name="P11">{</text:p>
      <text:p text:style-name="P11">instrucţiune; // corpul funcţiei</text:p>
      <text:p text:style-name="P11">}</text:p>
      <text:p text:style-name="P11">unde:</text:p>
      <text:p text:style-name="P15"><text:span text:style-name="T1">tip_returnat</text:span><text:span text:style-name="T4"> =&gt;</text:span><text:span text:style-name="T1"> Reprezintă tipul rezultatului calculat şi returnat de funcţie şi poate fi:</text:span><text:span text:style-name="T4"> </text:span><text:span text:style-name="T1">int, char, char*, long, float, etc.</text:span></text:p>
      <text:p text:style-name="P15"><text:span text:style-name="T1">În cazul în care tipul rezultatului este diferit de void, corpul func</text:span><text:span text:style-name="T1">ţiei</text:span></text:p>
      <text:p text:style-name="P15"><text:span text:style-name="T1">trebuie să conţină cel puţin o instrucţiune return. </text:span><text:span text:style-name="T1">Înstruc</text:span><text:span text:style-name="T1">ţiunea return</text:span></text:p>
      <text:p text:style-name="P11">va specifica valoarea calculată şi returnată de funcţie care trebuie să</text:p>
      <text:p text:style-name="P11">fie de acelaşi tip ca şi tip_returnat.</text:p>
      <text:p text:style-name="P15"><text:span text:style-name="T1">nume_funcție Numele dat subprogramului de către cel ce </text:span><text:span text:style-name="T1">îl va defini </text:span><text:span text:style-name="T1">și apela. (Este</text:span><text:span text:style-name="T4"> </text:span><text:span text:style-name="T1">un identificator)</text:span></text:p>
      <text:p text:style-name="P15"><text:span text:style-name="T1">Lista</text:span><text:span text:style-name="T4"> </text:span><text:span text:style-name="T1">parametrilor</text:span></text:p>
      <text:p text:style-name="P15"><text:soft-page-break/><text:span text:style-name="T1">Reprezintă o listă de declaraţii de variabile separate prin</text:span><text:span text:style-name="T4"> </text:span><text:span text:style-name="T1">virgulă. Această listă poate să fie şi vidă.</text:span></text:p>
      <text:p text:style-name="P15"><text:span text:style-name="T1">În func</text:span><text:span text:style-name="T1">ție de modalitatea de definire și de apel, subprogramele se clasifică </text:span><text:span text:style-name="T1">în:</text:span></text:p>
      <text:p text:style-name="P15"><text:span text:style-name="T1"><text:s/>- subprograme care nu returneaz</text:span><text:span text:style-name="T1">ă o valoare (proceduri)</text:span><text:span text:style-name="T4">;</text:span></text:p>
      <text:p text:style-name="P15"><text:span text:style-name="T4"><text:s/>- </text:span><text:span text:style-name="T1"><text:s/>cele care returnează o valoare(funcții).</text:span></text:p>
      <text:p text:style-name="P11">Apelul unei funcţii care nu returnează o valoare are forma generală:</text:p>
      <text:p text:style-name="P11">nume_funcţie (lista parametrilor efectivi);</text:p>
      <text:p text:style-name="P11">unde:</text:p>
      <text:p text:style-name="P11">parametru efectiv = parametru actual = parametru real = parametru de apel</text:p>
      <text:p text:style-name="P11">lista parametrilor efectivi = vidă sau o expresie sau mai multe despărţite prin virgulă</text:p>
      <text:p text:style-name="P15"><text:span text:style-name="T1">Apelul unei funcţii care returnează o valoare trebuie să fie apelată </text:span><text:span text:style-name="T1">într-o expresie al c</text:span><text:span text:style-name="T1">ărei operand va fi. (valoarea funcției fiind utilizată </text:span><text:span text:style-name="T1">în expresie)</text:span></text:p>
      <text:p text:style-name="P15"><text:span text:style-name="T1">Apelul unui subprogram provoac</text:span><text:span text:style-name="T1">ă o serie de operații secundare, pe care</text:span><text:span text:style-name="T4"> </text:span><text:span text:style-name="T1">programatorul nu le vede direct, dar de care trebuie să țină seama. Reguli de lucru cu</text:span><text:span text:style-name="T4"> </text:span><text:span text:style-name="T1">variabile de lucru: - identificatorii declarați </text:span><text:span text:style-name="T1">în cadrul unui subprogram sunt vizibili numai în interiorul acelui subprogram </text:span><text:span text:style-name="T1">și se numesc elemente locale sau automate, fiind automat</text:span><text:span text:style-name="T4"> </text:span><text:span text:style-name="T1">create c</text:span><text:span text:style-name="T1">ând subprogramul este apelat </text:span><text:span text:style-name="T1">și depuse pe stiva sistemului;</text:span></text:p>
      <text:p text:style-name="P15"><text:span text:style-name="T1"><text:s/>- identificatorii care desemnează parametrii unui subprogram au </text:span><text:soft-page-break/><text:span text:style-name="T1">statut de variabile</text:span><text:span text:style-name="T4"> </text:span><text:span text:style-name="T1">locale; - elementele declarate </text:span><text:span text:style-name="T1">în afara modulelor au statut de elemente globale </text:span><text:span text:style-name="T1">și sunt</text:span><text:span text:style-name="T4"> </text:span><text:span text:style-name="T1">cunoscute </text:span><text:span text:style-name="T1">în tot fi</text:span><text:span text:style-name="T1">șierul text al programului.</text:span></text:p>
      <text:p text:style-name="P11">Transferul parametrilor la apel</text:p>
      <text:p text:style-name="P15"><text:span text:style-name="T1">Atunci c</text:span><text:span text:style-name="T1">ând se execut</text:span><text:span text:style-name="T1">ă o funcţie, ea foloseşte parametrii actuali care i-au fost</text:span></text:p>
      <text:p text:style-name="P15"><text:span text:style-name="T1">transmişi prin apelul său, ţin</text:span><text:span text:style-name="T1">ând, îns</text:span><text:span text:style-name="T1">ă, cont de natura parametrilor formali. </text:span></text:p>
      <text:p text:style-name="P12">Transmiterea parametrilor</text:p>
      <text:p text:style-name="P13">1. Transmiterea prin valoare</text:p>
      <text:p text:style-name="P15"><text:span text:style-name="T2"><text:s text:c="2"/>Parametrii formali primesc copii ale valorilor parametrilor actuali; aceste copii vor fi șterse după executarea instrucțiunilor din funcție. Explicat altfel, c</text:span><text:span text:style-name="T2">ând se transmite un parametru prin valoare, orice modificare sufer</text:span><text:span text:style-name="T2">ă această variabilă nu este </text:span><text:span text:style-name="T2">„permanent</text:span><text:span text:style-name="T2">ă” (se modifică o copie, iar conținutul din adresa parametrului răm</text:span><text:span text:style-name="T2">âne neschimbat).</text:span></text:p>
      <text:p text:style-name="P15"><text:span text:style-name="T2"><text:s text:c="2"/>Se transmite un parametru prin valoare atunci când în antet între tipul datei </text:span><text:span text:style-name="T2">și numele unui parametru formal nu se află nimic (adică un spațiu :D).</text:span></text:p>
      <text:p text:style-name="P14"/>
      <text:p text:style-name="P14">int f1(int a, float b);</text:p>
      <text:p text:style-name="P14">int f2(char c);</text:p>
      <text:p text:style-name="P14"><text:s text:c="2"/>Toți cei 3 parametri sunt transmiși prin valoare. Orice modificare pe parcursul executării subprogramelor nu va afecta valoarea originală, <text:soft-page-break/>doar copia.</text:p>
      <text:p text:style-name="P13"/>
      <text:p text:style-name="P13">2. Transmiterea prin referință</text:p>
      <text:p text:style-name="P15"><text:span text:style-name="T2"><text:s text:c="2"/></text:span><text:span text:style-name="T2">În cazul transmiterii prin referin</text:span><text:span text:style-name="T2">ță, parametrii formali primesc adresele parametrilor actuali introduși, astfel modificările efectuate pe parcursul funcției sunt </text:span><text:span text:style-name="T2">„permanente” (vizibile la sfâr</text:span><text:span text:style-name="T2">șitul apelului).</text:span></text:p>
      <text:p text:style-name="P15"><text:span text:style-name="T2"><text:s text:c="2"/>Transmiterea prin adresă este asemănătoare cu cea prin referință, doar că prima se adresează </text:span><text:span text:style-name="T2">în special pointerilor. </text:span></text:p>
      <text:p text:style-name="P14">int f(int&amp;x); // referință</text:p>
      <text:p text:style-name="P14">int g(int*x); // adresă</text:p>
      <text:p text:style-name="P13"/>
      <text:p text:style-name="P15"><text:span text:style-name="T3">Parametrii actuali</text:span><text:span text:style-name="T5">:</text:span></text:p>
      <text:p text:style-name="P15"><text:span text:style-name="T6"><text:s/>Spre deosebire de parametrii formali, la apel nu vom ad</text:span><text:span text:style-name="T6">ăuga nici tipul de dată al variabilelor, nici dimensiunile tablourilor (tipul trebuie să corespundă totuși).</text:span><text:span text:style-name="T6"> În apel vom introduce variabile în ordinea în care dorim s</text:span><text:span text:style-name="T6">ă corespundă cu parametrii formali, pentru a fi inițializați corespunzător.</text:span></text:p>
      <text:p text:style-name="P16">int B[101],C[101],X[101],b,c,x;</text:p>
      <text:p text:style-name="P16">CitireVector(B,b);</text:p>
      <text:p text:style-name="P16">CitireVector(C,c);</text:p>
      <text:p text:style-name="P16">CitireVector(X,x);</text:p>
      <text:p text:style-name="P16"><text:soft-page-break/></text:p>
      <text:p text:style-name="P16">DECLARAREA SI APELUL FUNCTIILOR</text:p>
      <text:p text:style-name="P16"/>
      <text:p text:style-name="P16">O functie e un subprogram care calculeaza si returneaza programului apelant o singula valoare. Aceasta valoare este asociata numelui functiei. Iar tipul poate fi simplu, string sau reper. Valoarea returnata de functie nu poate avea alt tip structurat decat string.</text:p>
      <text:p text:style-name="P16"/>
      <text:p text:style-name="P16">FUNCTION nume_functie(lista parametrii formali): identificator de tip;-nume_functie reprezinta numele functiei, al carei tip este identificator de tip</text:p>
      <text:p text:style-name="P16"/>
      <text:p text:style-name="P16">-identificator de tip = nume de tip simplu: STRING </text:p>
      <text:p text:style-name="P16"/>
      <text:p text:style-name="P16">Blocul functiei trebuie sa contina obligatoriu o instructiune de atribuire prin care identificatorul functiei primeste valoarea unei expresii.</text:p>
      <text:p text:style-name="P16"/>
      <text:p text:style-name="P16">Identificatorul functiei nu are voie sa apara in partea dreapta a unor atribuiri decat daca functia este recursiva.</text:p>
      <text:p text:style-name="P16"/>
      <text:p text:style-name="P16"/>
      <text:p text:style-name="P16"><text:soft-page-break/>Apelul unei functii decurge astfel:</text:p>
      <text:p text:style-name="P16">- se intrerupe calculul expresiei in care a aparul apelul functiei ;</text:p>
      <text:p text:style-name="P16">- se transmit parametrii, daca exista, exact ca la proceduri ;</text:p>
      <text:p text:style-name="P16">- se executa functia;</text:p>
      <text:p text:style-name="P16"/>
      <text:p text:style-name="P16">Prin recursivitate se intelege faptul ca un subprogram se apeleaza pe el insusi, apelul aparand atunci cand subprogramul este inca activ. Exista doua tipuri de recursivitate:</text:p>
      <text:p text:style-name="P16"/>
      <text:p text:style-name="P16">recursivitate directa - cand un subprogram se autoapeleaza in corpul sau ;</text:p>
      <text:p text:style-name="P16">recursivitate indirecta - cand avem doua subprograme (x si y), iar x face appel la y si invers ;</text:p>
      <text:p text:style-name="P16">Se folosesc algoritmi recursivi atunci cand calculele aferente sunt descrise in forma recursiva.</text:p>
      <text:p text:style-name="P16">Recursivitatea este frecvent folosita in prelucrarea structurilor de date definite recursiv. Un subprogram recursiv trebuie scris astfel incat sa respecte regulile :</text:p>
      <text:p text:style-name="P16">a) Subprogramul trebuie sa poata fi executat cel putin o data fara a se autoapela ;</text:p>
      <text:p text:style-name="P15"><text:span text:style-name="T6">b</text:span><text:span text:style-name="T6">)Subprogramul recursiv se va autoapela intr-un mod in are se tinde spre ajungerea in situatia de executie fara autoapel.</text:span></text:p>
      <text:p text:style-name="P16"/>
      <text:p text:style-name="P1"><text:soft-page-break/>Pentru implementarea recursivitatii se foloseste o zona de memorie in care se poate face salvarea temporala a unor valori. La fiecare appel recursiv al unui subprogram se salveaza in aceasta zona de memorie starea curenta a executiei sale.</text:p>
      <text:p text:style-name="P2">Desi variabilele locale ale subprogramului apelant au aceleasi nume cu cele ale subprogramului apelat, orice referire la acesti identificatori se asociaza ultimului set de valori alocate in zona de memorie. </text:p>
      <text:p text:style-name="P2"/>
      <text:p text:style-name="P2">Zona de memorie ramane alocata pe tot parcursul executie subprogramului apelat si se dealoca in momentul revenirii in programul apelat. Zona de memorie nu este gestionata explicit de programator ci de catre limbaj.</text:p>
      <text:p text:style-name="P2"/>
      <text:p text:style-name="P2">La terminarea executiei subprogramului apelat recursiv, se reface contextul programului din care s-a facut apelul. Datorita faptului ca la fiecare autoapel se ocupa o zona de memorie, recursivitatea este eficienta numai daca numarul de autoapelari nu este prea mare pentru a nu se ajunge la umplerea zonei de memorie alocata.</text:p>
      <text:p text:style-name="P3">Recursivitatea ofera avantajunl unor solutii mai clare pentru probleme si a unei lungimi mai mici a programului. Ea prezinta insa dezavantajul unui timp mai mare de executie si a unui spatiu de memorie alocata ami mare. Este de preferat ca atunci cand programul recursiv poate fi transformat intr-unul iterativ sa se faca apel la cel din urma.</text:p>
      <text:p text:style-name="P6"/>
      <text:p text:style-name="P6"/>
      <text:p text:style-name="P6"/>
      <text:p text:style-name="P6"/>
      <text:p text:style-name="P6"/>
      <text:p text:style-name="P6"><text:soft-page-break/></text:p>
      <text:list xml:id="list7775471576598810371" text:style-name="L1">
        <text:list-item>
          <text:list>
            <text:list-item>
              <text:p text:style-name="P17">Modularizarea programelor</text:p>
            </text:list-item>
          </text:list>
        </text:list-item>
      </text:list>
      <text:p text:style-name="P6"/>
      <text:p text:style-name="P7">Variabile globale şi locale.</text:p>
      <text:p text:style-name="P6"/>
      <text:p text:style-name="P6"><text:span text:style-name="Strong_20_Emphasis"><text:span text:style-name="T8">O variabilă este locală </text:span></text:span><text:span text:style-name="T7">dacă este declarată în cadrul unei funcții. Astfel, această variabilă nu poate fi accesată decât în cadrul aceleiași funcții. </text:span></text:p>
      <text:p text:style-name="P18"/>
      <text:p text:style-name="P6"><text:span text:style-name="T8"><text:s/>O variabilă este globală</text:span><text:span text:style-name="T7"> dacă este declarată în afara oricărei funcții. Astfel, variabila poate fi accesată de către orice funcție a programului.</text:span> </text:p>
      <text:p text:style-name="P6"/>
      <text:p text:style-name="P6">Ex :</text:p>
      <text:p text:style-name="P6"/>
      <text:p text:style-name="P19"/>
      <text:p text:style-name="P4"/>
      <text:p text:style-name="P4">$x = 10;</text:p>
      <text:p text:style-name="P4">function sum(int $y,int $z){</text:p>
      <text:p text:style-name="P4">global $x;</text:p>
      <text:p text:style-name="P4"> $rezult = $x+$y+$z;</text:p>
      <text:p text:style-name="P4"/>
      <text:p text:style-name="P4">echo "Valoarea sumei este: ".$rezult;</text:p>
      <text:p text:style-name="P4"/>
      <text:p text:style-name="P4">}</text:p>
      <text:p text:style-name="P4"/>
      <text:p text:style-name="P4">echo sum(4,5);</text:p>
      <text:p text:style-name="P20"/>
      <text:p text:style-name="P21"/>
      <text:p text:style-name="P21"/>
      <text:p text:style-name="P21"/>
      <text:p text:style-name="P21"><text:soft-page-break/></text:p>
      <text:p text:style-name="P4"/>
      <text:p text:style-name="P5">Domeniul de vizibilitate se foloseste atunci cand intr-un program este declarata o variabila care poate fi folosita in interiorul altor functii din interiorul programelor </text:p>
      <text:p text:style-name="P4">S-au creat variabile locale si globale pentru a exista o modulare cat mai perfecta, deoarece o variabila care are aceasi denumire dintr-o functie sa nu se amestece cu alta variabila cu acelasi nume din alta functie, care trebuie sa fie diferire. Astfel s-a creat variabile locale si globale si a fost creat acest doemeniu de viziblitate.</text:p>
      <text:p text:style-name="P4"/>
      <text:p text:style-name="P4">Integrarea subprogramelor în cadrul programului </text:p>
      <text:p text:style-name="P4"/>
      <text:p text:style-name="P4">Dupa ce au fost create aceeste subprograme ele trebuie integrate in interiorul unui program pentru a avea mai multa vizibilitate si a ajunge la un ezultat cat mai bun.</text:p>
      <text:p text:style-name="P4"/>
      <text:p text:style-name="P4">Programare Programare procedural procedurală </text:p>
      <text:p text:style-name="P4"/>
      <text:p text:style-name="P4">Paradigmă în programare, stil în programare prin care un program apelează subprograme (functii si proceduri, pentru a rezolva subprobleme) prin transmiterea corespunzatoare a parametrilor (actuali, aflati în corespondentă cu parametrii formali descrisi in subprograme). </text:p>
      <text:p text:style-name="P4"/>
      <text:p text:style-name="P4"/>
      <text:p text:style-name="P4"/>
      <text:p text:style-name="P4"/>
      <text:p text:style-name="P4"><text:soft-page-break/></text:p>
      <text:p text:style-name="P4">Programare Programare structurat structurată </text:p>
      <text:p text:style-name="P4"/>
      <text:p text:style-name="P4">Disciplină în programare prin folosirea unor structuri bine precizate (fără Goto). Orice problemă se poate descrie doar prin utilizarea următoarelor trei structuri</text:p>
      <text:p text:style-name="P4"><text:s/>• secventială </text:p>
      <text:p text:style-name="P4">• alternativă, </text:p>
      <text:p text:style-name="P4">• repetitivă. </text:p>
      <text:p text:style-name="P4"/>
      <text:p text:style-name="P4">Programare Programare Bottom-Up – Metoda ascendentă </text:p>
      <text:p text:style-name="P4"/>
      <text:p text:style-name="P4">Utilizând propoziţiile limbajului şi subalgoritmi existenţi, îi asamblează în alţi subalgoritmi pentru a ajunge în final la algoritmul dorit. Deci, va fi scris mai întâi subalgoritmul apelat şi apoi cel care apelează. Ca rezultat al proiectării ascendente se ajunge la o mulţime de subalgoritmi care se apelează între ei. Este important să se cunoască care subalgoritm apelează pe care, lucru redat printr-o diagramă de structură, ca şi în cazul programării descendente. Această metodă are marele dezavantaj că erorile de integrare vor fi detectate târziu, abia în faza de integrare. Se poate ajunge abia acum la concluzia că unii subalgoritmi, deşi corecţi, nu sunt utili. </text:p>
      <text:p text:style-name="P4">De cele mai multe ori nu se practică o proiectare ascendentă sau descendentă pură ci o combinare a lor, o proiectare mixtă: Top_Down &amp; Top_Down Bottom </text:p>
      <text:p text:style-name="P4"/>
      <text:p text:style-name="P4"/>
      <text:p text:style-name="P4"><text:soft-page-break/></text:p>
      <text:p text:style-name="P4">Prin scheme de algoritm intelegem tipare comune pe care le putem aplica in rezolvarea unor probleme similare. O gama larga de probleme se pot rezolva folosind un numar reletiv de scheme.</text:p>
      <text:p text:style-name="P4"/>
      <text:p text:style-name="P4">In Computer Science divide et impera se refera la o clasa de algoritmi care au ca principale carcateristici faptul ca inpart problema in subprobleme similare cu problema initiala dar de dimensiuni mici, rezolva problemele recurisiv si apoi combina solutiilenpentru a creea solutie pentru problema originala. </text:p>
      <text:p text:style-name="P4"/>
      <text:p text:style-name="P4">Problema se inparte in 3 etape:</text:p>
      <text:p text:style-name="P4"/>
      <text:list xml:id="list1146486784519774832" text:style-name="L2">
        <text:list-item>
          <text:p text:style-name="P23">divide – problema data intr-un numar de subprobleme ;</text:p>
        </text:list-item>
        <text:list-item>
          <text:p text:style-name="P23">impera – subproblemele sunt rezolvate recursiv;</text:p>
        </text:list-item>
        <text:list-item>
          <text:p text:style-name="P23">Combina – solutiile subproblemelor sunt combinate pentru a obtine solutia problemei initiale.</text:p>
        </text:list-item>
      </text:list>
      <text:p text:style-name="P4"/>
      <text:p text:style-name="P4"/>
      <text:p text:style-name="P4">Folosind aceatsa metoda are cateva avantaje si dezevantaje:</text:p>
      <text:p text:style-name="P4"/>
      <text:p text:style-name="P4">Avantaje:</text:p>
      <text:p text:style-name="P4"/>
      <text:list xml:id="list3933203708599724382" text:style-name="L3">
        <text:list-item>
          <text:p text:style-name="P24">prodice algoritmi eficienti;</text:p>
        </text:list-item>
        <text:list-item>
          <text:p text:style-name="P24">descompunerea problemei in subprobleme;</text:p>
        </text:list-item>
        <text:list-item>
          <text:p text:style-name="P24">faciliteaza paralelizarea algoritmului in vederea executiei <text:soft-page-break/>sale pe mai multe procese;</text:p>
        </text:list-item>
        <text:list-item>
          <text:p text:style-name="P24">sunt independenti crestere mare in viteza.</text:p>
        </text:list-item>
      </text:list>
      <text:p text:style-name="P4"/>
      <text:p text:style-name="P4">Dezavantaje:</text:p>
      <text:p text:style-name="P4"/>
      <text:list xml:id="list5620264343451039749" text:style-name="L4">
        <text:list-item>
          <text:p text:style-name="P25">se adauga un overhead datorat recursivitatii( retinerea pe stiva a aplelurilor functiei);</text:p>
        </text:list-item>
      </text:list>
      <text:p text:style-name="P4"/>
      <text:p text:style-name="P4"/>
      <text:p text:style-name="P4"/>
      <text:p text:style-name="P4"><text:s text:c="2"/>3.Scheme de algoritm</text:p>
      <text:p text:style-name="P4"/>
      <text:p text:style-name="P4">Algoritmul Merge sort este un exemplu clasic de rezolvare diviede Impera.</text:p>
      <text:p text:style-name="P4"/>
      <text:p text:style-name="P4">Divide: Divie cele n elemente ce trebuie soratate in 2 secvente de lungime n/2;</text:p>
      <text:p text:style-name="P4">Impera: Sorteaza secventele recursive folosind merge sort;</text:p>
      <text:p text:style-name="P4">Combina: Secventele sortate sunt asamblate pentru a obtine vectorul sortat.</text:p>
      <text:p text:style-name="P4"/>
      <text:p text:style-name="P4">Observatie:</text:p>
      <text:p text:style-name="P4"/>
      <text:p text:style-name="P4">Recurenta se opreste cand secventa ce trebuie sortatat are lungimea 1 ( un vector cu un singur element este intotdeauna soratt).</text:p>
      <text:p text:style-name="P4"/>
      <text:p text:style-name="P4">Operatia cheie este asamblarea solutiilor partiale.</text:p>
      <text:p text:style-name="P4"/>
      <text:p text:style-name="P4"><text:soft-page-break/></text:p>
      <text:p text:style-name="P4">Exemplu</text:p>
      <text:p text:style-name="P4"/>
      <text:p text:style-name="P4">A) Merge Sort(A,p,r)</text:p>
      <text:list xml:id="list4318499464991688765" text:style-name="L5">
        <text:list-item>
          <text:p text:style-name="P26">Daca p&gt;r</text:p>
        </text:list-item>
        <text:list-item>
          <text:p text:style-name="P26">Atunci q&lt;-[(p+r)/2]//divide</text:p>
        </text:list-item>
        <text:list-item>
          <text:p text:style-name="P26">Merge_Sort(A,p,q) //impera;</text:p>
        </text:list-item>
        <text:list-item>
          <text:p text:style-name="P26">Merge_Sort(A,q+1,r)</text:p>
        </text:list-item>
        <text:list-item>
          <text:p text:style-name="P26">Merge(A,p,q,r); // combina</text:p>
        </text:list-item>
      </text:list>
      <text:p text:style-name="P4"/>
      <text:p text:style-name="P4">Merge(A,p,q,r) // p si r sunt capetele inrevalului, q este mijlocul</text:p>
      <text:p text:style-name="P4">n1&lt;-q-p+1 // numar de elemente din partea stanga</text:p>
      <text:p text:style-name="P4">n2&lt;-r-q// numar de elemente din partea dreapta</text:p>
      <text:p text:style-name="P4">creaza vectori S[1&lt;-n1+1]</text:p>
      <text:p text:style-name="P4"><text:tab/><text:tab/><text:tab/> <text:s/>D[1&lt;-n2+1]</text:p>
      <text:p text:style-name="P4"><text:tab/>Pentru I de la 1 la n1</text:p>
      <text:p text:style-name="P4"><text:tab/><text:tab/>S[i]&lt;- A[p+i-1]//se copieaza partea stanga in S</text:p>
      <text:p text:style-name="P4"><text:tab/>Pentru j de la 1 la n2</text:p>
      <text:p text:style-name="P4"><text:tab/><text:tab/>D[j]&lt;-A[q+j] // se copiaza partea dreapta in D</text:p>
      <text:p text:style-name="P4"><text:tab/><text:tab/>S[n1+1]-&gt;infinit</text:p>
      <text:p text:style-name="P4"><text:tab/><text:tab/>D[n2+1]-&gt;infinit</text:p>
      <text:p text:style-name="P4"><text:tab/>Pentru k de la p la r // se copiaza inapoi vectorul</text:p>
      <text:p text:style-name="P4"><text:tab/><text:tab/>Daca S[i] &lt;=D[j]</text:p>
      <text:p text:style-name="P4"><text:tab/>Atunci A[k]&lt;-S[i]</text:p>
      <text:p text:style-name="P4"><text:tab/>Altfel A[k]&lt;-D[j]</text:p>
      <text:p text:style-name="P4"/>
      <text:p text:style-name="P4">Se folosesc 3 apeluri recursive</text:p>
      <text:p text:style-name="P4"/>
      <text:p text:style-name="P4"><text:soft-page-break/></text:p>
      <text:p text:style-name="P4">B) Greedy</text:p>
      <text:p text:style-name="P4"/>
      <text:p text:style-name="P4">Este o metoda de rezolvare eficienta a unor probleme de optimizare. Solutiile trebuie sa satisfaca un criteriu de optim global. Se aleg solutiile partiale ce sunt imbunatatite repetat pe baza criteriului de optim local pana ce se obtin solutiile finale.</text:p>
      <text:p text:style-name="P4"/>
      <text:p text:style-name="P4">Solutiile pertiale ce nu pot fi imbunatatite sunt abandonate → proces de rezolvare irevocabil.</text:p>
      <text:p text:style-name="P4"/>
      <text:p text:style-name="P4">Schema generala de rezolvare a unei probleme:</text:p>
      <text:p text:style-name="P4"/>
      <text:p text:style-name="P4">Rezolvare_lacoma(Crit_optim,Problema)</text:p>
      <text:list xml:id="list4551689295975233285" text:style-name="L6">
        <text:list-item>
          <text:p text:style-name="P27">sol_partiale = sol_initiale(Problema)</text:p>
        </text:list-item>
        <text:list-item>
          <text:p text:style-name="P27">sol_fin = multime vida;</text:p>
        </text:list-item>
        <text:list-item>
          <text:p text:style-name="P27">Cat timp (sol_partial diferit de multimea vida)</text:p>
        </text:list-item>
        <text:list-item>
          <text:p text:style-name="P27">Pentru fiecare (s in sol_partiale)</text:p>
        </text:list-item>
        <text:list-item>
          <text:p text:style-name="P27">Daca (s este o solutie a problemei {//daca esre solutie</text:p>
        </text:list-item>
        <text:list-item>
          <text:p text:style-name="P27">sol_fin = sol_fin U {s}; // finala se salveaza</text:p>
        </text:list-item>
        <text:list-item>
          <text:p text:style-name="P27">sol_partiale = sol_partiale/{s};</text:p>
        </text:list-item>
        <text:list-item>
          <text:p text:style-name="P27">}</text:p>
        </text:list-item>
        <text:list-item>
          <text:p text:style-name="P27">ASTFEL// SE POATE OPTIMIZA</text:p>
          <text:p text:style-name="P27">Daca (optimizarea_posibila(s,Crit_Optom,Problema))</text:p>
        </text:list-item>
        <text:list-item>
          <text:p text:style-name="P27">sol-partiale=sol-partiale/{s} U//da</text:p>
        </text:list-item>
      </text:list>
      <text:p text:style-name="P4"><text:tab/><text:tab/>optimizare(s,Crit_Optom,Problema)</text:p>
      <text:p text:style-name="P4"><text:tab/><text:tab/>Astfel sol-partiale = sol_partiale/{s};</text:p>
      <text:p text:style-name="P4">11 Intoarce sol_fin;</text:p>
      <text:p text:style-name="P4"><text:soft-page-break/></text:p>
      <text:p text:style-name="P4">Comparatie Divide Impera si Greedy</text:p>
      <text:p text:style-name="P4"/>
      <text:p text:style-name="P4">D&amp;I:top-down;</text:p>
      <text:p text:style-name="P4">Greedy: Top-down;</text:p>
      <text:p text:style-name="P4"/>
      <text:p text:style-name="P4">Criteriu de optim:</text:p>
      <text:p text:style-name="P4">D&amp;I:Nu</text:p>
      <text:p text:style-name="P4">Greedy: Da</text:p>
      <text:p text:style-name="P4"/>
      <text:p text:style-name="P4">Exemplu:</text:p>
      <text:p text:style-name="P4"/>
      <text:p text:style-name="P4">Arbori Huffman:</text:p>
      <text:p text:style-name="P4"/>
      <text:list xml:id="list3619545832689827480" text:style-name="L7">
        <text:list-item>
          <text:p text:style-name="P28">metoda de codificare folosita la compresia fisierelor;</text:p>
        </text:list-item>
        <text:list-item>
          <text:p text:style-name="P28">constructia unui astfel de arbore se realizeaza printr-un algoritm Greedy;</text:p>
        </text:list-item>
      </text:list>
      <text:p text:style-name="P4"/>
      <text:p text:style-name="P4">Exemplu Codificarea propozitiei ana are mere</text:p>
      <text:p text:style-name="P4"/>
      <text:list xml:id="list1689676649305125759" text:style-name="L8">
        <text:list-item>
          <text:p text:style-name="P29">K = multimea de simboluri ce pot fi codificate(a,n,” “,r,e,m)</text:p>
        </text:list-item>
        <text:list-item>
          <text:p text:style-name="P29">Arbore de codificare a cheilor k este un arbore binar ordonat cu proprietatile:</text:p>
          <text:p text:style-name="P29"><text:s/>- doar frunzele arborelui contin cheile din K.</text:p>
          <text:p text:style-name="P29">- nu exista mai mult de o cheie in frunza;</text:p>
        </text:list-item>
      </text:list>
      <text:list xml:id="list3695948418710853071" text:style-name="L9">
        <text:list-item>
          <text:list>
            <text:list-item>
              <text:p text:style-name="P30">toate nodurile interne cu exact 2 copii;</text:p>
            </text:list-item>
            <text:list-item>
              <text:p text:style-name="P30">arcele sunt codificate cu 0 si 1(arcul din stanga unui nod codificat cu 0, iar cel di dreaptra cu 1</text:p>
            </text:list-item>
            <text:list-item>
              <text:p text:style-name="P30"><text:soft-page-break/>k reprezinta codul unei chei – este sirul etichetelor de pe calea de la radacina arborelui la frunza care contine cheia k (k este din K)</text:p>
            </text:list-item>
            <text:list-item>
              <text:p text:style-name="P30">p(k) – frecventa de aparitie a cheii k in textul ce trebuie comprimat;</text:p>
            </text:list-item>
          </text:list>
        </text:list-item>
      </text:list>
      <text:p text:style-name="P4"/>
      <text:p text:style-name="P4">Exemplu pentru propozitia ana are mere</text:p>
      <text:p text:style-name="P4"/>
      <text:p text:style-name="P4">p(a) = p(e) = 0.25;</text:p>
      <text:p text:style-name="P4">p(n)=p(m)=0.083;</text:p>
      <text:p text:style-name="P4">p(r)=p( ) = 0.166.</text:p>
      <text:p text:style-name="P4"/>
      <text:p text:style-name="P4">A <text:s/>- arborele de codificare acheilor</text:p>
      <text:p text:style-name="P4">lg_cod(k) – lungimea codului chei k conform A;</text:p>
      <text:p text:style-name="P4">nivel(k,A) – nivelul pe care apare in A, frunza ce contine cheia k.</text:p>
      <text:p text:style-name="P4"/>
      <text:p text:style-name="P4">Costul unui arbore de codificare A, al unor chei K relativ la o frecventa p este:</text:p>
      <text:p text:style-name="P4"/>
      <text:p text:style-name="P4">Cost(A) = <text:span text:style-name="T9">Ʃ</text:span><text:span text:style-name="T10">lg-cod(k)*p(k) = </text:span><text:span text:style-name="T9">Ʃnivel(k,A)*p(k)</text:span></text:p>
      <text:p text:style-name="P4"><text:span text:style-name="T10"><text:tab/><text:tab/>k = K</text:span><text:tab/><text:tab/> <text:s text:c="8"/>k=K<text:tab/></text:p>
      <text:p text:style-name="P4"/>
      <text:p text:style-name="P4">Obeservatie:</text:p>
      <text:p text:style-name="P4"/>
      <text:p text:style-name="P4">Un arbore de codificare cu cost minim al unor chei k relativ la o frecventa p este un arbore Huffman, iar codurile cheilor sunt coduri Huffman.</text:p>
      <text:p text:style-name="P4"/>
      <text:p text:style-name="P4"><text:soft-page-break/></text:p>
      <text:p text:style-name="P4">Algorit de consturctie:</text:p>
      <text:p text:style-name="P4"/>
      <text:list xml:id="list1028163318019584387" text:style-name="L10">
        <text:list-item>
          <text:p text:style-name="P31">Pentru fiecare k din K se cosntruieste un arbore cun un singur nod care contine cheia k si este caracterizat pe ponderea w = p(k). Subarborii construiti formeaza o multime numita Arb.</text:p>
        </text:list-item>
        <text:list-item>
          <text:p text:style-name="P31">Se aleg 2 subarbori a si b din Arb astfel incat a si b au o pondere minima;</text:p>
        </text:list-item>
        <text:list-item>
          <text:p text:style-name="P31">Se construieste un arbore binar cu o radacina r care contine nicio cheie si cu descedenti a si b. Ponderea arborelui este definitacu w(r) = w(a)+w(b).</text:p>
        </text:list-item>
        <text:list-item>
          <text:p text:style-name="P31">Arborii a si b sunt eliminati din Arb;</text:p>
        </text:list-item>
        <text:list-item>
          <text:p text:style-name="P31">Se repeta procesul de constructie descris la pasi 2-4 pana cand multimea Arb contine un singur arbore – Arborele Huffman pt cheia k</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3">Programarea dinamica</text:p>
      <text:p text:style-name="P53"/>
      <text:p text:style-name="P53"/>
      <text:p text:style-name="P54">Obiective:</text:p>
      <text:list xml:id="list4361096182271683597" text:style-name="L11">
        <text:list-item>
          <text:p text:style-name="P55">Descrierer generala;</text:p>
        </text:list-item>
        <text:list-item>
          <text:p text:style-name="P55">Algoritm generic;</text:p>
        </text:list-item>
        <text:list-item>
          <text:p text:style-name="P55">Carcateristici;</text:p>
        </text:list-item>
        <text:list-item>
          <text:p text:style-name="P55">Exemplificare Inmultimre matricelor AOC</text:p>
        </text:list-item>
      </text:list>
      <text:p text:style-name="P54"/>
      <text:p text:style-name="P54"/>
      <text:list xml:id="list385384091987041771" text:style-name="L12">
        <text:list-item>
          <text:p text:style-name="P56">Descriere generala.</text:p>
        </text:list-item>
      </text:list>
      <text:p text:style-name="P54"/>
      <text:p text:style-name="P54"><text:s text:c="4"/>Solutiile optime construite iterativ asambland solutiile optime ale unor probleme similare de dimenisuni mai mici.</text:p>
      <text:p text:style-name="P54"/>
      <text:p text:style-name="P54"/>
      <text:p text:style-name="P54">Algoritmi “Clasici”:</text:p>
      <text:p text:style-name="P54"/>
      <text:list xml:id="list362947407498557294" text:style-name="L13">
        <text:list-item>
          <text:p text:style-name="P57">Inmultirea unui sir de matrici;</text:p>
        </text:list-item>
        <text:list-item>
          <text:p text:style-name="P57">AOC;</text:p>
        </text:list-item>
        <text:list-item>
          <text:p text:style-name="P57">Algoritmul Floyd -Warshall care determina drumurile de cost minim dintre toate perechile de noduri ale unui graf;</text:p>
        </text:list-item>
        <text:list-item>
          <text:p text:style-name="P57"><text:soft-page-break/>Numere catalane;\</text:p>
        </text:list-item>
        <text:list-item>
          <text:p text:style-name="P57">Viterbi;</text:p>
        </text:list-item>
      </text:list>
      <text:p text:style-name="P54"/>
      <text:p text:style-name="P54"/>
      <text:list xml:id="list6497801662595268754" text:style-name="L14">
        <text:list-item>
          <text:p text:style-name="P58">Algoritm generic:</text:p>
        </text:list-item>
      </text:list>
      <text:p text:style-name="P54"/>
      <text:p text:style-name="P54">Programare dinamica(crt_optim, problema)</text:p>
      <text:p text:style-name="P54">//fie problema0,problema1,...,probleman a.i</text:p>
      <text:p text:style-name="P54">// problema n <text:s/>= problema;</text:p>
      <text:p text:style-name="P54"><text:s text:c="2"/>problema I mai simpla decat problema I+1;</text:p>
      <text:p text:style-name="P54"/>
      <text:list xml:id="list4921018674847060784" text:style-name="L15">
        <text:list-item>
          <text:p text:style-name="P59">sol=solutia_initaiala(crt_optim, problema);</text:p>
        </text:list-item>
        <text:list-item>
          <text:p text:style-name="P59">Pentru I de la 1 la n // constructiei solutie pentru</text:p>
        </text:list-item>
      </text:list>
      <text:p text:style-name="P54"><text:tab/><text:tab/><text:tab/><text:tab/><text:tab/><text:tab/>// problema folosind solutiile problemei <text:s/>precedente;</text:p>
      <text:p text:style-name="P54"><text:tab/></text:p>
      <text:list xml:id="list6477848589673995202" text:style-name="L16">
        <text:list-item>
          <text:list>
            <text:list-item>
              <text:list>
                <text:list-item>
                  <text:p text:style-name="P32">Soli=calcul_solutiei(Sol, <text:s/><text:span text:style-name="T11">crt_optim, problema;</text:span></text:p>
                </text:list-item>
              </text:list>
            </text:list-item>
          </text:list>
        </text:list-item>
      </text:list>
      <text:p text:style-name="P4"><text:span text:style-name="T11"><text:tab/><text:tab/>// determina solutia problemei I;</text:span></text:p>
      <text:list xml:id="list5843780255894126221" text:style-name="L17">
        <text:list-item>
          <text:list>
            <text:list-item>
              <text:list>
                <text:list-item>
                  <text:p text:style-name="P33"><text:span text:style-name="T11">Sol= Sol U Soli;</text:span></text:p>
                  <text:p text:style-name="P33"><text:span text:style-name="T11">// nevoile solutiei se adauga pentru a fi folosite ulterior;</text:span></text:p>
                </text:list-item>
                <text:list-item>
                  <text:p text:style-name="P33"><text:span text:style-name="T11">s = solutie_pentru_problema n (Sol);</text:span></text:p>
                  <text:p text:style-name="P33"><text:span text:style-name="T11">// selectie-constructie finala</text:span></text:p>
                </text:list-item>
                <text:list-item>
                  <text:p text:style-name="P33"><text:span text:style-name="T11">Intoarce s;</text:span></text:p>
                </text:list-item>
              </text:list>
            </text:list-item>
          </text:list>
        </text:list-item>
      </text:list>
      <text:p text:style-name="P4"><text:span text:style-name="T11"/></text:p>
      <text:p text:style-name="P4"><text:span text:style-name="T11"/></text:p>
      <text:p text:style-name="P4"><text:soft-page-break/><text:span text:style-name="T11"/></text:p>
      <text:list xml:id="list5572391238822966259" text:style-name="L18">
        <text:list-item>
          <text:p text:style-name="P34"><text:span text:style-name="T11">Caracteristici:</text:span></text:p>
        </text:list-item>
      </text:list>
      <text:p text:style-name="P4"><text:span text:style-name="T11"/></text:p>
      <text:list xml:id="list8411230449091096378" text:style-name="L19">
        <text:list-item>
          <text:list>
            <text:list-item>
              <text:p text:style-name="P35"><text:span text:style-name="T11">o solutie optima <text:s/>a unei probleme contine solutii optime ale subproblemelor;</text:span></text:p>
            </text:list-item>
            <text:list-item>
              <text:p text:style-name="P35"><text:span text:style-name="T11">decompozabilitatea recursiva a problemei p in subproblemele <text:s/>similare p = p n +p n+1...p0 care accepta solutii din ce in ce mai simple;</text:span></text:p>
            </text:list-item>
            <text:list-item>
              <text:p text:style-name="P35"><text:span text:style-name="T11">suprapunerea problemelor (solutia unei probleme Pi participa in procesul de constructie a solutiilor mai multor probleme Pk de talie mai mare k&gt;i </text:span></text:p>
            </text:list-item>
            <text:list-item>
              <text:p text:style-name="P35"><text:span text:style-name="T11">memoizare (se foloseste un tablou pentru salvarea solutiilor subproblemelor cu scopul de a nu le recalcula)</text:span></text:p>
            </text:list-item>
          </text:list>
        </text:list-item>
      </text:list>
      <text:p text:style-name="P4"><text:span text:style-name="T11"/></text:p>
      <text:p text:style-name="P4"><text:span text:style-name="T11">In general se foloseste o abordare bottom-up de la subprobleme la probleme.</text:span></text:p>
      <text:p text:style-name="P4"><text:span text:style-name="T11"/></text:p>
      <text:p text:style-name="P4"><text:span text:style-name="T11"/></text:p>
      <text:list xml:id="list2503454681332501107" text:style-name="L20">
        <text:list-item>
          <text:p text:style-name="P36"><text:span text:style-name="T11">Diferenta dintre Greedy si Programarea dinamica</text:span></text:p>
        </text:list-item>
      </text:list>
      <text:p text:style-name="P4"><text:span text:style-name="T11"/></text:p>
      <text:p text:style-name="P4"><text:span text:style-name="T11">Greedy – programarea lacoma;</text:span></text:p>
      <text:p text:style-name="P4"><text:span text:style-name="T11"/></text:p>
      <text:list xml:id="list2124189423031986510" text:style-name="L21">
        <text:list-item>
          <text:p text:style-name="P37"><text:span text:style-name="T11">sunt mentinute doar solutiile partiale curente din care evalueaza solutiile partiale urmatoare;</text:span></text:p>
        </text:list-item>
        <text:list-item>
          <text:p text:style-name="P37"><text:span text:style-name="T11">solutiile partiale anterioare sunt eliminate;</text:span></text:p>
        </text:list-item>
        <text:list-item>
          <text:p text:style-name="P37"><text:soft-page-break/><text:span text:style-name="T11">se poate obtine o solutie neoptima (trebuie demonstrat ca se poate aplica)</text:span></text:p>
        </text:list-item>
      </text:list>
      <text:p text:style-name="P4"><text:span text:style-name="T11"/></text:p>
      <text:p text:style-name="P4"><text:span text:style-name="T11"/></text:p>
      <text:p text:style-name="P4"><text:span text:style-name="T11">Programarea dinamica:</text:span></text:p>
      <text:p text:style-name="P4"><text:span text:style-name="T11"/></text:p>
      <text:list xml:id="list5481811601624772718" text:style-name="L22">
        <text:list-item>
          <text:p text:style-name="P38"><text:span text:style-name="T11">la constructia unei solutii noi poate contribui orice alta solutie partiala, generata anterior;</text:span></text:p>
        </text:list-item>
        <text:list-item>
          <text:p text:style-name="P38"><text:span text:style-name="T11">se pastreaza toate solutiile partiale;</text:span></text:p>
        </text:list-item>
        <text:list-item>
          <text:p text:style-name="P38"><text:span text:style-name="T11">se obtine solutia optima.</text:span></text:p>
        </text:list-item>
      </text:list>
      <text:p text:style-name="P4"><text:span text:style-name="T11"/></text:p>
      <text:p text:style-name="P4"><text:span text:style-name="T11"/></text:p>
      <text:list xml:id="list8975525285672914855" text:style-name="L23">
        <text:list-item>
          <text:p text:style-name="P39"><text:span text:style-name="T11">Diferente dintre divide et impera si programarea dinamica</text:span></text:p>
        </text:list-item>
      </text:list>
      <text:p text:style-name="P4"><text:span text:style-name="T11"/></text:p>
      <text:p text:style-name="P4"><text:span text:style-name="T11"/></text:p>
      <text:p text:style-name="P4"><text:span text:style-name="T11">Divide et Impera:</text:span></text:p>
      <text:p text:style-name="P4"><text:span text:style-name="T11"/></text:p>
      <text:list xml:id="list7076633712267207143" text:style-name="L24">
        <text:list-item>
          <text:p text:style-name="P40"><text:span text:style-name="T11">abordare top-down – problema este descompusa in subprobleme care sunt rezolvate independent.</text:span></text:p>
        </text:list-item>
        <text:list-item>
          <text:p text:style-name="P40"><text:span text:style-name="T11">Putem rezolva aceeasi problema de mai multe ori (dezavantaj partial foarte mare)</text:span></text:p>
        </text:list-item>
      </text:list>
      <text:p text:style-name="P4"><text:span text:style-name="T11"/></text:p>
      <text:p text:style-name="P4"><text:span text:style-name="T11"/></text:p>
      <text:p text:style-name="P4"><text:span text:style-name="T11"/></text:p>
      <text:p text:style-name="P4"><text:span text:style-name="T11"/></text:p>
      <text:p text:style-name="P4"><text:soft-page-break/><text:span text:style-name="T11"/></text:p>
      <text:p text:style-name="P4"><text:span text:style-name="T11">Programarea dinamica:</text:span></text:p>
      <text:p text:style-name="P4"><text:span text:style-name="T11"/></text:p>
      <text:list xml:id="list3058334965455210130" text:style-name="L25">
        <text:list-item>
          <text:p text:style-name="P41"><text:span text:style-name="T11">In general abordarea bottom-up, se porneste de la sub-solutie elementare si se combina sub-solutiile mai simple in sub-solutii mai complicate pe baza criteriului optim;</text:span></text:p>
        </text:list-item>
        <text:list-item>
          <text:p text:style-name="P41"><text:span text:style-name="T11">se evita calulul repetat al aceleasi subprobleme prin memorarea rezuiltatelor intermediare(memoizare)</text:span></text:p>
        </text:list-item>
      </text:list>
      <text:p text:style-name="P4"><text:span text:style-name="T11"/></text:p>
      <text:p text:style-name="P4"><text:span text:style-name="T11">Exemplu multiplicarea matricelor:</text:span></text:p>
      <text:p text:style-name="P4"><text:span text:style-name="T11"/></text:p>
      <text:p text:style-name="P4"><text:span text:style-name="T11"/></text:p>
      <text:p text:style-name="P4"><text:span text:style-name="T11">Se da un sir de matrici A1,A2,..An. Care este numarul minim de inmultiri <text:s/>de scalari pentru a calcula produsul A1*A2*...*An?</text:span></text:p>
      <text:p text:style-name="P4"><text:span text:style-name="T11"/></text:p>
      <text:p text:style-name="P4"><text:span text:style-name="T11">Sa se determine una dintre multiplicarile care minimizeaza nr inmultiri de scalari?</text:span></text:p>
      <text:p text:style-name="P4"><text:span text:style-name="T11"/></text:p>
      <text:p text:style-name="P4"><text:span text:style-name="T11"/></text:p>
      <text:p text:style-name="P4"><text:span text:style-name="T11">Inmultirea matricelor:</text:span></text:p>
      <text:p text:style-name="P4"><text:span text:style-name="T11">A(p,q)*B(q,r)=&gt;pqr inmultiri de scalari</text:span></text:p>
      <text:p text:style-name="P4"><text:span text:style-name="T11"/></text:p>
      <text:p text:style-name="P4"><text:span text:style-name="T11">Dar inmultirea matricelor este asociativa.</text:span></text:p>
      <text:p text:style-name="P4"><text:span text:style-name="T11"/></text:p>
      <text:p text:style-name="P4"><text:soft-page-break/><text:span text:style-name="T11">A(p,q)*B(q,r)*C(r,s)</text:span></text:p>
      <text:p text:style-name="P4"><text:span text:style-name="T11">(AB)C=&gt;pqr+prs inmultire</text:span></text:p>
      <text:p text:style-name="P4"><text:span text:style-name="T11">A(BC)=&gt; qrs+pqs Inmultiri</text:span></text:p>
      <text:p text:style-name="P4"><text:span text:style-name="T11"/></text:p>
      <text:p text:style-name="P4"><text:span text:style-name="T11">ex. p=5;q=4;r=6;s=2</text:span></text:p>
      <text:p text:style-name="P4"><text:span text:style-name="T11">(AB)C=&gt;180 inmultiri</text:span></text:p>
      <text:p text:style-name="P4"><text:span text:style-name="T11">A(BC)=&gt;88 inmultiri</text:span></text:p>
      <text:p text:style-name="P4"><text:span text:style-name="T11"/></text:p>
      <text:p text:style-name="P4"><text:span text:style-name="T11"/></text:p>
      <text:p text:style-name="P4"><text:span text:style-name="T11">Concluzie</text:span></text:p>
      <text:p text:style-name="P4"><text:span text:style-name="T11"/></text:p>
      <text:p text:style-name="P4"><text:span text:style-name="T11">Parantezarea este foarte importanta</text:span></text:p>
      <text:p text:style-name="P4"><text:span text:style-name="T11"/></text:p>
      <text:p text:style-name="P4"><text:span text:style-name="T11">Solutie banala Matrici A1,A2,..,An</text:span></text:p>
      <text:p text:style-name="P4"><text:span text:style-name="T11">Vectori de dimenziuni p0,p1,p2,..pn</text:span></text:p>
      <text:p text:style-name="P4"><text:span text:style-name="T11"/></text:p>
      <text:p text:style-name="P4"><text:span text:style-name="T11">Ai(pi-1,pi)-&gt;A1(p0,p1),A2(p1,p2)...</text:span></text:p>
      <text:p text:style-name="P4"><text:span text:style-name="T11"/></text:p>
      <text:p text:style-name="P4"><text:span text:style-name="T11">Descompunerea in subprobleme:</text:span></text:p>
      <text:p text:style-name="P4"><text:span text:style-name="T11"/></text:p>
      <text:p text:style-name="P4"><text:span text:style-name="T11">Incercam sa definim subprobleme identice cu problema originara dar de dimensiunie mai mica</text:span></text:p>
      <text:p text:style-name="P4"><text:span text:style-name="T11"/></text:p>
      <text:p text:style-name="P4"><text:span text:style-name="T11">1&lt;i&lt;j&lt;n:</text:span></text:p>
      <text:p text:style-name="P4"><text:span text:style-name="T11">Notam Ai,Aj = Ai*...*Aj*Ai are Pi-1linii si Pj coloane</text:span></text:p>
      <text:p text:style-name="P4"><text:span text:style-name="T11"/></text:p>
      <text:p text:style-name="P4"><text:soft-page-break/><text:span text:style-name="T11">Ai,j(Pi-1,Pi)</text:span></text:p>
      <text:p text:style-name="P4"><text:span text:style-name="T11">m[i,j] = numar optim de inmultiri pentru a rezolva subproblema Ai,j</text:span></text:p>
      <text:p text:style-name="P4"><text:span text:style-name="T11">s[i,j]=pozitia primei paranteze pentru subproblema Ai,j.</text:span></text:p>
      <text:p text:style-name="P4"><text:span text:style-name="T11"/></text:p>
      <text:p text:style-name="P4"><text:span text:style-name="T11">Problema initiala, A1,n</text:span></text:p>
      <text:p text:style-name="P4"><text:span text:style-name="T11"/></text:p>
      <text:p text:style-name="P4"><text:span text:style-name="T11">Combinarea subproblemelor:</text:span></text:p>
      <text:p text:style-name="P4"><text:span text:style-name="T11"/></text:p>
      <text:p text:style-name="P4"><text:span text:style-name="T11">Trebuie gasit acel indice i&lt;=k&lt;j care asigura paranteza optima.</text:span></text:p>
      <text:p text:style-name="P4"><text:span text:style-name="T11"/></text:p>
      <text:p text:style-name="P4"><text:span text:style-name="T11">Ai,j = Ai*...,*Ak)(Ak+1*....*Aj)</text:span></text:p>
      <text:p text:style-name="P4"><text:span text:style-name="T11">Aij = Ai,k*Ak+1,j</text:span></text:p>
      <text:p text:style-name="P4"><text:span text:style-name="T11"/></text:p>
      <text:p text:style-name="P4"><text:span text:style-name="T11">Alegerea optoimala:</text:span></text:p>
      <text:p text:style-name="P4"><text:span text:style-name="T11"/></text:p>
      <text:p text:style-name="P4"><text:span text:style-name="T11">Cautam optimul dintre toate variantele posibile de alegere i&lt;=k&lt;j)</text:span></text:p>
      <text:p text:style-name="P4"><text:span text:style-name="T11"/></text:p>
      <text:p text:style-name="P4"><text:span text:style-name="T11">Pentru aceasta trebuie insa ca si subproblemele folosite sa aiba solutii optimala (adiva, Aj,k si Ak+1,j sa aiba solutie optima)</text:span></text:p>
      <text:p text:style-name="P4"><text:span text:style-name="T11"/></text:p>
      <text:p text:style-name="P4"><text:span text:style-name="T11"/></text:p>
      <text:p text:style-name="P4"><text:span text:style-name="T11"/></text:p>
      <text:p text:style-name="P4"><text:soft-page-break/><text:span text:style-name="T11">Structura optimala</text:span></text:p>
      <text:p text:style-name="P4"><text:span text:style-name="T11"/></text:p>
      <text:p text:style-name="P4"><text:span text:style-name="T11">daca stim ca alegerea optimala a solutiei pentru problema Ai,j implica folosirea subproblemelor Ai,k si Ak+1,j si solutii pentru <text:s/>Ai,j este optimala si solutiile subproblemelor Ai,k si Ak+1,j trebuie sa fie optime.</text:span></text:p>
      <text:p text:style-name="P4"><text:span text:style-name="T11"/></text:p>
      <text:p text:style-name="P4"><text:span text:style-name="T11"/></text:p>
      <text:p text:style-name="P4"><text:span text:style-name="T11">Demosntartia se face folosind metoda cut-and-paste (metoda standard de demonstrare a substructurii optimale pentru problemele de programare dinamica)</text:span></text:p>
      <text:p text:style-name="P4"><text:span text:style-name="T11"/></text:p>
      <text:p text:style-name="P4"><text:span text:style-name="T11">Observatie:</text:span></text:p>
      <text:p text:style-name="P4"><text:span text:style-name="T11"/></text:p>
      <text:p text:style-name="P4"><text:span text:style-name="T11">Nu toate problemele de optim poseda aceatsa proprietate.</text:span></text:p>
      <text:p text:style-name="P4"><text:span text:style-name="T11"/></text:p>
      <text:p text:style-name="P4"><text:span text:style-name="T11"/></text:p>
      <text:p text:style-name="P4"><text:span text:style-name="T11">Definirea recursiva</text:span></text:p>
      <text:p text:style-name="P4"><text:span text:style-name="T11"/></text:p>
      <text:p text:style-name="P4"><text:span text:style-name="T11">Folosind descompunerea in subprobleme , combinarea subproblemelor, alegerea optimala si structura optima putem sa rezolvam problema prin programarea dinamica. Urmatorul pas este sa definim recursiv solutia unei subprobleme. Vrem sa gasim o formula recursica oentru m[i,j] si s[i,j].</text:span></text:p>
      <text:p text:style-name="P4"><text:soft-page-break/><text:span text:style-name="T11"/></text:p>
      <text:p text:style-name="P4"><text:span text:style-name="T11">m[i,j] = 0</text:span></text:p>
      <text:p text:style-name="P4"><text:span text:style-name="T11"><text:tab/><text:tab/>min i&lt;=k&lt;j(m[j,k]+m[k+1,j]+Pi-1,pkpj,unde I = j si i&lt;j</text:span></text:p>
      <text:p text:style-name="P4"><text:span text:style-name="T11"/></text:p>
      <text:p text:style-name="P4"><text:span text:style-name="T11">Cazurile de baza sunt m[i,j] </text:span></text:p>
      <text:p text:style-name="P4"><text:span text:style-name="T11">Dorim sa calculam m[1,n]</text:span></text:p>
      <text:p text:style-name="P4"><text:span text:style-name="T11">Bottom-up de la cele mai mici subprobleme la cea initiala</text:span></text:p>
      <text:p text:style-name="P4"><text:span text:style-name="T11"/></text:p>
      <text:p text:style-name="P4"><text:span text:style-name="T11"/></text:p>
      <text:p text:style-name="P4"><text:span text:style-name="T11">Rezolvarea Bottom-up</text:span></text:p>
      <text:p text:style-name="P4"><text:span text:style-name="T11"/></text:p>
      <text:p text:style-name="P4"><text:span text:style-name="T11">m[1,2],m[2,3],m[3,4],....,m[n-3,n-2],</text:span></text:p>
      <text:p text:style-name="P4"><text:span text:style-name="T11">m[n-2,n-1],m[n-1,n]</text:span></text:p>
      <text:p text:style-name="P4"><text:span text:style-name="T11">m[1,3],m[2,4],m[3,5],....,m[n-3,n-1],m[n-2n]</text:span></text:p>
      <text:p text:style-name="P4"><text:span text:style-name="T11">m[1,4],m[2,5],m[3,6],....,m[n-3n]</text:span></text:p>
      <text:p text:style-name="P4"><text:span text:style-name="T11"/></text:p>
      <text:p text:style-name="P4"><text:span text:style-name="T11">…</text:span></text:p>
      <text:p text:style-name="P4"><text:span text:style-name="T11"/></text:p>
      <text:p text:style-name="P4"><text:span text:style-name="T11">m[1,n-1],m[2,n]</text:span></text:p>
      <text:p text:style-name="P4"><text:span text:style-name="T11">m[1,n]</text:span></text:p>
      <text:p text:style-name="P4"><text:span text:style-name="T11"/></text:p>
      <text:p text:style-name="P4"><text:span text:style-name="T11">A1,4 = A1*A2,3A1,2*A3</text:span></text:p>
      <text:p text:style-name="P4"><text:span text:style-name="T11">m1,3 = min(m1,1+m2,3+5*4*7,m1,2*m3,4+5*6*7+m1,3+5*2*</text:span><text:soft-page-break/><text:span text:style-name="T11">) = 158</text:span></text:p>
      <text:p text:style-name="P4"><text:span text:style-name="T11">s,1,4 = 3</text:span></text:p>
      <text:p text:style-name="P4"><text:span text:style-name="T11"/></text:p>
      <text:p text:style-name="P4"><text:span text:style-name="T11">A2,4 = A2*A3,4*A4</text:span></text:p>
      <text:p text:style-name="P4"><text:span text:style-name="T11">m2,4 = min(m3,4+4*6*7m2,3+4*2*7)</text:span></text:p>
      <text:p text:style-name="P4"><text:span text:style-name="T11">s2,4 = 3</text:span></text:p>
      <text:p text:style-name="P4"><text:span text:style-name="T11"/></text:p>
      <text:p text:style-name="P4"><text:span text:style-name="T11">A1,4 = A1*A2,4*A12*A34,A13*A4</text:span></text:p>
      <text:p text:style-name="P4"><text:span text:style-name="T11">m1,4 <text:s/>=min(m2,4+5*4*7,m1,2+m3,4+5*6*7,m1,3+5*2*7) = 158</text:span></text:p>
      <text:p text:style-name="P4"><text:span text:style-name="T11">s1,4 = 3</text:span></text:p>
      <text:p text:style-name="P4"><text:span text:style-name="T11"/></text:p>
      <text:p text:style-name="P4"><text:span text:style-name="T11">Parentezarea optima este:</text:span></text:p>
      <text:p text:style-name="P4"><text:span text:style-name="T11">(A1(A2A3))A4</text:span></text:p>
      <text:p text:style-name="P4"><text:span text:style-name="T11"/></text:p>
      <text:p text:style-name="P4"><text:span text:style-name="T11">Numarul optim de operatii este 158</text:span></text:p>
      <text:p text:style-name="P4"><text:span text:style-name="T11"/></text:p>
      <text:p text:style-name="P4"><text:span text:style-name="T11">Pseudocod</text:span></text:p>
      <text:p text:style-name="P4"><text:span text:style-name="T11"/></text:p>
      <text:p text:style-name="P4"><text:span text:style-name="T11">Inmultire_matrici(p,n)</text:span></text:p>
      <text:p text:style-name="P4"><text:span text:style-name="T11"><text:s text:c="2"/>Pentru I de al 1 la n // initializare</text:span></text:p>
      <text:p text:style-name="P4"><text:span text:style-name="T11"><text:tab/>m[i,j]=s[i,j]=0</text:span></text:p>
      <text:p text:style-name="P4"><text:span text:style-name="T11"><text:tab/>Pentru l de la 1 la n -l// dimensiunea problemei</text:span></text:p>
      <text:p text:style-name="P4"><text:span text:style-name="T11"><text:tab/>Pentru I de la 1 la n-l // indice stanga;</text:span></text:p>
      <text:p text:style-name="P4"><text:span text:style-name="T11"><text:tab/>j=i+l//indice dreapata</text:span></text:p>
      <text:p text:style-name="P4"><text:soft-page-break/><text:span text:style-name="T11"><text:tab/>m[i,j] = infinit// pentru determinarea minimului</text:span></text:p>
      <text:p text:style-name="P4"><text:span text:style-name="T11"><text:tab/><text:tab/>Pentru k de la I la j-1</text:span></text:p>
      <text:p text:style-name="P4"><text:span text:style-name="T11"><text:tab/><text:tab/>q = m[i,k] + m[k+1,j]+p[i-1] * p[k] * p[j]</text:span></text:p>
      <text:p text:style-name="P4"><text:span text:style-name="T11"><text:tab/><text:tab/><text:tab/>daca q&lt;m[i,j]</text:span></text:p>
      <text:p text:style-name="P4"><text:span text:style-name="T11"><text:tab/><text:tab/><text:tab/><text:tab/>m[i,j] = q;</text:span></text:p>
      <text:p text:style-name="P4"><text:span text:style-name="T11"><text:tab/><text:tab/><text:tab/><text:tab/>s[i,j] = k;</text:span></text:p>
      <text:p text:style-name="P4"><text:span text:style-name="T11"/></text:p>
      <text:p text:style-name="P4"><text:span text:style-name="T11">Intoarce m si s;</text:span></text:p>
      <text:p text:style-name="P4"><text:span text:style-name="T11"/></text:p>
      <text:p text:style-name="P4"><text:span text:style-name="T11">Complexitatea O n la patrat</text:span></text:p>
      <text:p text:style-name="P4"><text:span text:style-name="T11"><text:tab/>Pentru memorarea solutiilor subproblemelor</text:span></text:p>
      <text:p text:style-name="P4"><text:span text:style-name="T11"/></text:p>
      <text:p text:style-name="P4"><text:span text:style-name="T11">Temporala O n la a -3-a</text:span></text:p>
      <text:p text:style-name="P4"><text:span text:style-name="T11"/></text:p>
      <text:p text:style-name="P4"><text:span text:style-name="T11"><text:s/>Ns: Numar total de subprobleme: O <text:s/>n la patrat</text:span></text:p>
      <text:p text:style-name="P4"><text:span text:style-name="T11">Na: Numar total de alegeri <text:s/>la fiecare pas <text:s/>O(n)</text:span></text:p>
      <text:p text:style-name="P4"><text:span text:style-name="T11"/></text:p>
      <text:p text:style-name="P4"><text:span text:style-name="T11">Complexitatea O n la a 3 a este de obicei egala cu Ns * Na</text:span></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oft-page-break/><text:span text:style-name="T11"/></text:p>
      <text:p text:style-name="P4"><text:span text:style-name="T11">Cap IV Backtracking si programarea restrictiilor</text:span></text:p>
      <text:p text:style-name="P4"><text:span text:style-name="T11"/></text:p>
      <text:p text:style-name="P4"><text:span text:style-name="T11"/></text:p>
      <text:p text:style-name="P4"><text:span text:style-name="T11">Scema <text:s/>Backtracking</text:span></text:p>
      <text:p text:style-name="P4"><text:span text:style-name="T11">Solutie-partiala&lt;-init//initializez;</text:span></text:p>
      <text:p text:style-name="P4"><text:span text:style-name="T11">esec_definitiv&lt;-fals// nu am ajuns la esec</text:span></text:p>
      <text:p text:style-name="P4"><text:span text:style-name="T11"><text:tab/>Cat timp Solutie-partiala nu este o solutie finala si nu avem esec_definitiv</text:span></text:p>
      <text:p text:style-name="P4"><text:span text:style-name="T11"><text:tab/>Solutie-partiala-&lt;Avans(Solutie-partiala)//avansez</text:span></text:p>
      <text:p text:style-name="P4"><text:span text:style-name="T11"><text:tab/>Atunci Revenire(Solutie-partiala)// ma intorc </text:span></text:p>
      <text:p text:style-name="P4"><text:span text:style-name="T11"><text:tab/>Daca esec_definitiv-&gt;intoarce esec </text:span></text:p>
      <text:p text:style-name="P4"><text:span text:style-name="T11"><text:tab/>Astfel succes</text:span></text:p>
      <text:p text:style-name="P4"><text:span text:style-name="T11"/></text:p>
      <text:p text:style-name="P4"><text:span text:style-name="T11">Procedura Avans(Solutie-partiala)</text:span></text:p>
      <text:p text:style-name="P4"><text:span text:style-name="T11"/></text:p>
      <text:p text:style-name="P4"><text:span text:style-name="T11"><text:tab/>Daca exista alternativa la extindere pot avansa?</text:span></text:p>
      <text:p text:style-name="P4"><text:span text:style-name="T11"><text:s/><text:tab/><text:tab/>Atunci Solutie-partiala,&lt;- Solutie-partiala U alternativa <text:s/>de extindere// avansez</text:span></text:p>
      <text:p text:style-name="P4"><text:span text:style-name="T11"><text:tab/><text:tab/>Astfel daca Solutie-partiala este init;</text:span></text:p>
      <text:p text:style-name="P4"><text:span text:style-name="T11"><text:tab/><text:tab/>Atunci esec_definitiv -&gt;adevarat//nu s-a gasit solutia</text:span></text:p>
      <text:p text:style-name="P4"><text:span text:style-name="T11"><text:tab/><text:tab/>Atunci esec_definitiv(Solutie-partiala)//Ramura curenta s-a dus la esec</text:span></text:p>
      <text:p text:style-name="P4"><text:span text:style-name="T11"/></text:p>
      <text:p text:style-name="P4"><text:span text:style-name="T11"/></text:p>
      <text:p text:style-name="P4"><text:soft-page-break/><text:span text:style-name="T11"/></text:p>
      <text:p text:style-name="P4"><text:span text:style-name="T11">Optimizari posibile</text:span></text:p>
      <text:p text:style-name="P4"><text:span text:style-name="T11"/></text:p>
      <text:p text:style-name="P4"><text:span text:style-name="T11">1.Alegerea variabilelor in alta ordine;</text:span></text:p>
      <text:p text:style-name="P4"><text:span text:style-name="T11">2.Imbunatatirea revenirilor;</text:span></text:p>
      <text:p text:style-name="P4"><text:span text:style-name="T11">3.Necesita detectarea cauzei producerii erorii;</text:span></text:p>
      <text:p text:style-name="P4"><text:span text:style-name="T11">4.Evitarea redudantelor in spatiul de cautare(imbunatatirea avansului)</text:span></text:p>
      <text:p text:style-name="P4"><text:span text:style-name="T11">5.Evitarea repetarii unei cautari care stim ca va duce la un rezultat gresit.</text:span></text:p>
      <text:p text:style-name="P4"><text:span text:style-name="T11"/></text:p>
      <text:p text:style-name="P4"><text:span text:style-name="T11"/></text:p>
      <text:p text:style-name="P4"><text:span text:style-name="T11"><text:s/>Restrictii</text:span></text:p>
      <text:p text:style-name="P4"><text:span text:style-name="T11"/></text:p>
      <text:p text:style-name="P4"><text:span text:style-name="T11">Definitie: O restrictie c este o relatie intre una sau mai multe variabile V1,...,Vn (denumite nodurile sau celulele restrictiei. Fiecare variabila Vi poate lua valori intr-o anumita multime Di – de numite domeniul ei o parte fie finita sau nu , numeric sau nu).</text:span></text:p>
      <text:p text:style-name="P4"><text:span text:style-name="T11"/></text:p>
      <text:p text:style-name="P4"><text:span text:style-name="T11"/></text:p>
      <text:p text:style-name="P4"><text:span text:style-name="T11">Tipuri de restrictii:</text:span></text:p>
      <text:p text:style-name="P4"><text:span text:style-name="T11"/></text:p>
      <text:list xml:id="list3524981070496500208" text:style-name="L26">
        <text:list-item>
          <text:p text:style-name="P42"><text:span text:style-name="T11">Unare – specificarea domeniului variabilei</text:span></text:p>
        </text:list-item>
        <text:list-item>
          <text:p text:style-name="P42"><text:span text:style-name="T11">Binare</text:span></text:p>
        </text:list-item>
        <text:list-item>
          <text:p text:style-name="P42"><text:span text:style-name="T11">N-are – intre n Variabile</text:span></text:p>
        </text:list-item>
      </text:list>
      <text:p text:style-name="P4"><text:soft-page-break/><text:span text:style-name="T11"/></text:p>
      <text:p text:style-name="P4"><text:span text:style-name="T11">Solutii ale PSR <text:s text:c="2"/>- Problema de satisafcere a restrictiilor</text:span></text:p>
      <text:p text:style-name="P4"><text:span text:style-name="T11"/></text:p>
      <text:p text:style-name="P4"><text:span text:style-name="T11"/></text:p>
      <text:p text:style-name="P4"><text:span text:style-name="T11">Definitie: <text:s/>O solutie a unie PSR &lt;V,D,C&gt; este un tuplu de valori &lt;x1,..,Xn&gt; care contine toate variabilelel Vi din domeniul corespunzatoare D a.i toate restrictiile din C sa fie satisfacute</text:span></text:p>
      <text:p text:style-name="P4"><text:span text:style-name="T11"/></text:p>
      <text:p text:style-name="P4"><text:span text:style-name="T11">PSR binar este o PSR ce contine doar restrictii unare si binare.</text:span></text:p>
      <text:p text:style-name="P4"><text:span text:style-name="T11"/></text:p>
      <text:p text:style-name="P4"><text:span text:style-name="T11">Reprezentarea PSR prin retelel de restrictii:</text:span></text:p>
      <text:p text:style-name="P4"><text:span text:style-name="T11"/></text:p>
      <text:p text:style-name="P4"><text:span text:style-name="T11">Reprezentarea folosita : graf.</text:span></text:p>
      <text:p text:style-name="P4"><text:span text:style-name="T11"/></text:p>
      <text:p text:style-name="P4"><text:span text:style-name="T11">Nodurile: Variabilele restrictii</text:span></text:p>
      <text:p text:style-name="P4"><text:span text:style-name="T11">Arcele: restrictiile problemei.</text:span></text:p>
      <text:p text:style-name="P4"><text:span text:style-name="T11"/></text:p>
      <text:p text:style-name="P4"><text:span text:style-name="T11">Acestea sunt valabile doar pentru PSR binar.</text:span></text:p>
      <text:p text:style-name="P4"><text:span text:style-name="T11"/></text:p>
      <text:p text:style-name="P4"><text:span text:style-name="T11">Alta reprezentare posibila: graf.</text:span></text:p>
      <text:p text:style-name="P4"><text:span text:style-name="T11">Nodurile: restrictiile problemei;</text:span></text:p>
      <text:p text:style-name="P4"><text:span text:style-name="T11">Arcele: Variabille restrictiilor;</text:span></text:p>
      <text:p text:style-name="P4"><text:span text:style-name="T11"/></text:p>
      <text:p text:style-name="P4"><text:span text:style-name="T11">Acestea sunt valabile pentru orice tip de PSR.</text:span></text:p>
      <text:p text:style-name="P4"><text:soft-page-break/><text:span text:style-name="T11"/></text:p>
      <text:p text:style-name="P4"><text:span text:style-name="T11"/></text:p>
      <text:p text:style-name="P43"><text:span text:style-name="T11">Algoritm de rezolvare a PSR Propagarea Restrictiilor</text:span></text:p>
      <text:p text:style-name="P43"><text:span text:style-name="T11"/></text:p>
      <text:p text:style-name="P4"><text:span text:style-name="T11"/></text:p>
      <text:p text:style-name="P44"><text:span text:style-name="T11">Caracteristici:</text:span></text:p>
      <text:p text:style-name="P44"><text:span text:style-name="T11"/></text:p>
      <text:p text:style-name="P45"><text:span text:style-name="T11">-rezolva PSR binare;</text:span></text:p>
      <text:list xml:id="list5432247536348741471" text:style-name="L27">
        <text:list-item>
          <text:p text:style-name="P46"><text:span text:style-name="T11">Variabilele au domenii finite de valori;</text:span></text:p>
        </text:list-item>
        <text:list-item>
          <text:p text:style-name="P46"><text:span text:style-name="T11">prin propagarea restrictiilor se filtreaza multimiile de valori;</text:span></text:p>
        </text:list-item>
        <text:list-item>
          <text:p text:style-name="P46"><text:span text:style-name="T11">Procesul de propagare se opreste cand o multime de valori este vida-&gt;esec;</text:span></text:p>
        </text:list-item>
      </text:list>
      <text:p text:style-name="P45"><text:span text:style-name="T11"/></text:p>
      <text:p text:style-name="P45"><text:span text:style-name="T11"/></text:p>
      <text:p text:style-name="P45"><text:span text:style-name="T11">Observatie: Nu se mai modifica domeniul unei multimi</text:span></text:p>
      <text:p text:style-name="P45"><text:span text:style-name="T11"/></text:p>
      <text:p text:style-name="P45"><text:span text:style-name="T11"/></text:p>
      <text:p text:style-name="P45"><text:span text:style-name="T11">Notatii:</text:span></text:p>
      <text:p text:style-name="P45"><text:span text:style-name="T11"/></text:p>
      <text:p text:style-name="P45"><text:span text:style-name="T11">n – numar variabile <text:s/>= numar restrictii umane;</text:span></text:p>
      <text:p text:style-name="P45"><text:span text:style-name="T11">r = numar restrictiilor binare</text:span></text:p>
      <text:p text:style-name="P45"><text:span text:style-name="T11">G = reteaua de restrictii cu variabile drept noduri sio rstrictii drept arce;</text:span></text:p>
      <text:p text:style-name="P45"><text:span text:style-name="T11">Di = domeniul variabilelor;</text:span></text:p>
      <text:p text:style-name="P45"><text:soft-page-break/><text:span text:style-name="T11">Qi = predicat care verifica <text:s/>restrictia umana pe <text:s/>variabila I</text:span></text:p>
      <text:p text:style-name="P45"><text:span text:style-name="T11">Pi,j = predicatul care reprezinta restrictia binara pe variabilele I si j.</text:span></text:p>
      <text:p text:style-name="P45"><text:span text:style-name="T11">a = max |Di|;</text:span></text:p>
      <text:p text:style-name="P45"><text:span text:style-name="T11"/></text:p>
      <text:p text:style-name="P45"><text:span text:style-name="T11">Algoritmi de consistenta a arcelor inlatura toate inconsistentele submultimilor de 2 elemente ale =retelei de restrictii.</text:span></text:p>
      <text:p text:style-name="P45"><text:span text:style-name="T11"/></text:p>
      <text:p text:style-name="P45"><text:span text:style-name="T11"/></text:p>
      <text:p text:style-name="P45"><text:span text:style-name="T11">Functia REVISE(i,j) este:</text:span></text:p>
      <text:p text:style-name="P45"><text:span text:style-name="T11"/></text:p>
      <text:p text:style-name="P45"><text:span text:style-name="T11"><text:tab/>STERS-&gt;fals//nu am modificat domeniul de valori</text:span></text:p>
      <text:p text:style-name="P45"><text:span text:style-name="T11"><text:tab/>Pentru fiecare x apartinand D</text:span></text:p>
      <text:p text:style-name="P45"><text:span text:style-name="T11"><text:tab/>Daca nu exista y apartinand D astfel incat Pi,j(x,y)//nu se respecta restrictia</text:span></text:p>
      <text:p text:style-name="P45"><text:span text:style-name="T11"/></text:p>
      <text:p text:style-name="P45"><text:span text:style-name="T11"><text:tab/><text:tab/>Atunci </text:span></text:p>
      <text:p text:style-name="P45"><text:span text:style-name="T11"><text:tab/><text:tab/><text:tab/>STERGE x din Di,j</text:span></text:p>
      <text:p text:style-name="P45"><text:span text:style-name="T11"><text:tab/><text:tab/><text:tab/>STERS =&gt;adevarat // am facut modificari</text:span></text:p>
      <text:p text:style-name="P45"><text:span text:style-name="T11"><text:tab/>Intoarce STERS</text:span></text:p>
      <text:p text:style-name="P45"><text:span text:style-name="T11"/></text:p>
      <text:p text:style-name="P45"><text:span text:style-name="T11"/></text:p>
      <text:p text:style-name="P45"><text:span text:style-name="T11"/></text:p>
      <text:p text:style-name="P45"><text:span text:style-name="T11"/></text:p>
      <text:p text:style-name="P45"><text:soft-page-break/><text:span text:style-name="T11">Concluzie:</text:span></text:p>
      <text:p text:style-name="P45"><text:span text:style-name="T11"/></text:p>
      <text:p text:style-name="P45"><text:span text:style-name="T11">Functia REVISE este apelata pentru un arc al grafului de restrictii (binare) si sterge acele valori prin domeniul de definitie ale unei variabile pentru care nu este satisfacuta restrictia pentru nici o valoare corespunzatoare celelilalte variabile a restrictiei.</text:span></text:p>
      <text:p text:style-name="P45"><text:span text:style-name="T11"/></text:p>
      <text:p text:style-name="P45"><text:span text:style-name="T11">Backtracking + Propagarea Restrrictiilor</text:span></text:p>
      <text:p text:style-name="P45"><text:span text:style-name="T11"/></text:p>
      <text:p text:style-name="P45"><text:span text:style-name="T11">In general propagarea restrictiilor nu poate rezolva complet problema data.</text:span></text:p>
      <text:p text:style-name="P45"><text:span text:style-name="T11"/></text:p>
      <text:p text:style-name="P45"><text:span text:style-name="T11">Aceatsa metoda ajuta lalimitarea spatiului de cautare.</text:span></text:p>
      <text:p text:style-name="P45"><text:span text:style-name="T11"/></text:p>
      <text:p text:style-name="P45"><text:span text:style-name="T11">In cazul in care propagarea restrictiilor nu rezolva problema se folosesc <text:s/>Backtracking <text:s/>pentru a genera solutii partiale.</text:span></text:p>
      <text:p text:style-name="P45"><text:span text:style-name="T11"/></text:p>
      <text:p text:style-name="P45"><text:span text:style-name="T11">Propagarea restrictiilor dupa fiecare pas de Backtracking <text:s/>pentru a limita spatiul de cautare.</text:span></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oft-page-break/><text:span text:style-name="T11">Curs V <text:s/>Introducere in grafuri BFS, DFS</text:span></text:p>
      <text:p text:style-name="P45"><text:span text:style-name="T11"/></text:p>
      <text:p text:style-name="P45"><text:span text:style-name="T11">Obiective</text:span></text:p>
      <text:p text:style-name="P45"><text:span text:style-name="T11"/></text:p>
      <text:p text:style-name="P45"><text:span text:style-name="T11">Tipuri de grafuri</text:span></text:p>
      <text:p text:style-name="P45"><text:span text:style-name="T11">Modalitati de prezentare</text:span></text:p>
      <text:p text:style-name="P45"><text:span text:style-name="T11">Exemple de probleme practice</text:span></text:p>
      <text:p text:style-name="P45"><text:span text:style-name="T11">Algoritmi de parcurgere</text:span></text:p>
      <text:p text:style-name="P45"><text:span text:style-name="T11"/></text:p>
      <text:p text:style-name="P45"><text:span text:style-name="T11"/></text:p>
      <text:p text:style-name="P45"><text:span text:style-name="T11"/></text:p>
      <text:list xml:id="list100641255614925042" text:style-name="L28">
        <text:list-item>
          <text:p text:style-name="P47"><text:span text:style-name="T11">Tipuri de grafuri orientate si neorientate</text:span></text:p>
        </text:list-item>
      </text:list>
      <text:p text:style-name="P45"><text:span text:style-name="T11"/></text:p>
      <text:p text:style-name="P45"><text:span text:style-name="T11"><text:tab/>Elementele importante de la aceste grafuri <text:s/>sunt nodurile, fie arce in graf orientat fie muchie in graf neorientat.</text:span></text:p>
      <text:p text:style-name="P45"><text:span text:style-name="T11"/></text:p>
      <text:p text:style-name="P45"><text:span text:style-name="T11"><text:s/>Daca dorim sa aducem un graf orientat la u n graf neorientat se aplica metaoda prin care fiecare muchei se inlocuieste cu doua arce de sens opus </text:span></text:p>
      <text:p text:style-name="P45"><text:span text:style-name="T11"/></text:p>
      <text:p text:style-name="P45"><text:span text:style-name="T11">Prezentarea in memorie se face prin :</text:span></text:p>
      <text:p text:style-name="P45"><text:span text:style-name="T11"/></text:p>
      <text:list xml:id="list539316129826960249" text:style-name="L29">
        <text:list-item>
          <text:p text:style-name="P48"><text:span text:style-name="T11">LISTE de adiacenta – arce sau muchie</text:span></text:p>
        </text:list-item>
        <text:list-item>
          <text:p text:style-name="P48"><text:span text:style-name="T11">materia de adiacenta – multe arce </text:span></text:p>
        </text:list-item>
      </text:list>
      <text:p text:style-name="P45"><text:span text:style-name="T11"/></text:p>
      <text:p text:style-name="P45"><text:soft-page-break/><text:span text:style-name="T11"/></text:p>
      <text:p text:style-name="P45"><text:span text:style-name="T11">Prezentarea datelor de intrare</text:span></text:p>
      <text:p text:style-name="P45"><text:span text:style-name="T11"/></text:p>
      <text:p text:style-name="P45"><text:span text:style-name="T11">Tupluri(sursa , destiantie) – intalnite mai ales in descrierile folosind baze de date </text:span></text:p>
      <text:p text:style-name="P45"><text:span text:style-name="T11">limbaje speicializate – dot, rdf,GraphML</text:span></text:p>
      <text:p text:style-name="P45"><text:span text:style-name="T11"/></text:p>
      <text:p text:style-name="P45"><text:span text:style-name="T11">Exemple folosite in practica: motorul de cautare google, Reteaua de socializare facebook, retele de calculatoare, constructia de harti, sateliti, diverse retele de instalatii, analiza fluxurilor.</text:span></text:p>
      <text:p text:style-name="P45"><text:span text:style-name="T11"/></text:p>
      <text:p text:style-name="P45"><text:span text:style-name="T11">Notati :</text:span></text:p>
      <text:p text:style-name="P45"><text:span text:style-name="T11"/></text:p>
      <text:p text:style-name="P45"><text:span text:style-name="T11">G = (V,E);</text:span></text:p>
      <text:p text:style-name="P45"><text:span text:style-name="T11">V = multimea de noduri</text:span></text:p>
      <text:p text:style-name="P45"><text:span text:style-name="T11">E = multimea de muchii/arce</text:span></text:p>
      <text:p text:style-name="P45"><text:span text:style-name="T11">(u,v) = arcul, muchia u,v</text:span></text:p>
      <text:p text:style-name="P45"><text:span text:style-name="T11">u..v = drumul de la u la v</text:span></text:p>
      <text:p text:style-name="P45"><text:span text:style-name="T11">R(u) multimea nodurilor ce pot fi succes(u) multimea succesorilor lui u(graf orientat) si multimea nodurilor adiacente lui u (graf neorientat)</text:span></text:p>
      <text:p text:style-name="P45"><text:span text:style-name="T11">c(u) = culoarea nodului</text:span></text:p>
      <text:list xml:id="list8699870422620628640" text:style-name="L30">
        <text:list-item>
          <text:p text:style-name="P49"><text:span text:style-name="T11">alb = nedescoperit</text:span></text:p>
        </text:list-item>
        <text:list-item>
          <text:p text:style-name="P49"><text:span text:style-name="T11">gri = descoperit in curs de prelucrare</text:span></text:p>
        </text:list-item>
        <text:list-item>
          <text:p text:style-name="P49"><text:span text:style-name="T11">negru = descoperit si terminat</text:span></text:p>
        </text:list-item>
        <text:list-item>
          <text:p text:style-name="P49"><text:soft-page-break/><text:span text:style-name="T11">p(u) = identificator al nodului din care s-a ajuns in nodul u prima oara</text:span></text:p>
        </text:list-item>
        <text:list-item>
          <text:p text:style-name="P49"><text:span text:style-name="T11">nod de start(s)</text:span></text:p>
        </text:list-item>
        <text:list-item>
          <text:p text:style-name="P49"><text:span text:style-name="T11">Dist(s,u) = costul drumului descoperit de la s la u</text:span></text:p>
        </text:list-item>
      </text:list>
      <text:p text:style-name="P45"><text:span text:style-name="T11"/></text:p>
      <text:p text:style-name="P45"><text:span text:style-name="T11">Foloseste o coada FIFO pentru a retine nodurile ce trebuie prelucrate.</text:span></text:p>
      <text:p text:style-name="P45"><text:span text:style-name="T11"/></text:p>
      <text:p text:style-name="P45"><text:span text:style-name="T11">Pentru fiecare nod se retin:</text:span></text:p>
      <text:p text:style-name="P45"><text:span text:style-name="T11"/></text:p>
      <text:p text:style-name="P45"><text:span text:style-name="T11">Parintele = p(u)</text:span></text:p>
      <text:p text:style-name="P45"><text:span text:style-name="T11">Dist(s,u) = distanta pana la nodul susrs</text:span></text:p>
      <text:p text:style-name="P45"><text:span text:style-name="T11">Culoarea nodului.</text:span></text:p>
      <text:p text:style-name="P45"><text:span text:style-name="T11"/></text:p>
      <text:p text:style-name="P45"><text:span text:style-name="T11">BFS este corect si dupa terminare</text:span></text:p>
      <text:p text:style-name="P45"><text:span text:style-name="T11">Q(s,u) = dist(s,u) u din V;</text:span></text:p>
      <text:p text:style-name="P45"><text:span text:style-name="T11">Utilizam notatia Vk <text:s/>= u , unde u apartine lui V</text:span></text:p>
      <text:p text:style-name="P45"><text:span text:style-name="T11">Q(s,u) = k</text:span></text:p>
      <text:p text:style-name="P45"><text:span text:style-name="T11"/></text:p>
      <text:p text:style-name="P45"><text:span text:style-name="T11">Demonstram prin inductie <text:s/>p(k) = u, unde u Apartine V</text:span></text:p>
      <text:p text:style-name="P45"><text:span text:style-name="T11">Avem proprietatea Q(s,u) = dist(s,u) &amp;&amp; (k&lt;0=&gt;PI(u) apartine Vk+1)&amp;&amp; k=0=&gt;PI(u)=null).</text:span></text:p>
      <text:p text:style-name="P45"><text:span text:style-name="T11"/></text:p>
      <text:p text:style-name="P45"><text:span text:style-name="T11">Complexiatea O(n,m) unde n = numar noduri si m = numar muchii</text:span></text:p>
      <text:p text:style-name="P45"><text:span text:style-name="T11">Optinalitate: Da/ Nu parcurge tot graful</text:span></text:p>
      <text:p text:style-name="P45"><text:soft-page-break/><text:span text:style-name="T11">d(u) = momentul descrieri nodului</text:span></text:p>
      <text:p text:style-name="P45"><text:span text:style-name="T11">f(u) = timpul de finalizare a nodului.</text:span></text:p>
      <text:p text:style-name="P45"><text:span text:style-name="T11"/></text:p>
      <text:p text:style-name="P45"><text:span text:style-name="T11">Foloseste o stiva FIFO pentru a retine nodurile ce trebuie prelucrate.Foloseste o variabila globala timp pe baza careia se calculeaza timpii de descoperire si de finalizare ai fiecarui nod.</text:span></text:p>
      <text:p text:style-name="P45"><text:span text:style-name="T11"/></text:p>
      <text:p text:style-name="P45"><text:span text:style-name="T11">Pentru fiecare nod se retin:</text:span></text:p>
      <text:p text:style-name="P45"><text:span text:style-name="T11">Parintele PI(u),p(u)\</text:span></text:p>
      <text:p text:style-name="P45"><text:span text:style-name="T11">Timpul de descoperire d(u)</text:span></text:p>
      <text:p text:style-name="P45"><text:span text:style-name="T11">Timpul de finalizare f(u)</text:span></text:p>
      <text:p text:style-name="P45"><text:span text:style-name="T11">Culoarea nodului</text:span></text:p>
      <text:p text:style-name="P45"><text:span text:style-name="T11"/></text:p>
      <text:p text:style-name="P45"><text:span text:style-name="T11"/></text:p>
      <text:p text:style-name="P45"><text:span text:style-name="T11">DFS(G)</text:span></text:p>
      <text:p text:style-name="P45"><text:span text:style-name="T11">V = noduri(G)</text:span></text:p>
      <text:p text:style-name="P45"><text:span text:style-name="T11"><text:tab/>Pentru fiecare nod u apartinand V</text:span></text:p>
      <text:p text:style-name="P45"><text:span text:style-name="T11"><text:tab/><text:tab/>c(u) = alb;</text:span></text:p>
      <text:p text:style-name="P45"><text:span text:style-name="T11"><text:tab/><text:tab/>u(p) = null;</text:span></text:p>
      <text:p text:style-name="P45"><text:span text:style-name="T11"><text:tab/>timp = 0;</text:span></text:p>
      <text:p text:style-name="P45"><text:span text:style-name="T11"><text:s text:c="7"/>Pentru fiecrea nod u</text:span></text:p>
      <text:p text:style-name="P45"><text:span text:style-name="T11"><text:tab/>daca c(u) este alb</text:span></text:p>
      <text:p text:style-name="P45"><text:span text:style-name="T11"><text:tab/>Atunci explorare(u)//exploreaza nodul</text:span></text:p>
      <text:p text:style-name="P45"><text:span text:style-name="T11"/></text:p>
      <text:p text:style-name="P45"><text:span text:style-name="T11"/></text:p>
      <text:p text:style-name="P45"><text:soft-page-break/><text:span text:style-name="T11">Explorare(u)</text:span></text:p>
      <text:p text:style-name="P45"><text:span text:style-name="T11"><text:tab/>d(u)++timp//timpul de descoperire al nodului</text:span></text:p>
      <text:p text:style-name="P45"><text:span text:style-name="T11"><text:tab/>c(u) = gri//nod in curs de explorare</text:span></text:p>
      <text:p text:style-name="P45"><text:span text:style-name="T11"><text:tab/>Pentru fiecare V apartinand succes(u)</text:span></text:p>
      <text:p text:style-name="P45"><text:span text:style-name="T11"><text:tab/><text:tab/><text:tab/>daca c(v) este alb</text:span></text:p>
      <text:p text:style-name="P45"><text:span text:style-name="T11"><text:tab/><text:tab/><text:tab/>atunci p(v) = u;</text:span></text:p>
      <text:p text:style-name="P45"><text:span text:style-name="T11"/></text:p>
      <text:p text:style-name="P45"><text:span text:style-name="T11"><text:tab/><text:tab/><text:tab/>c(u) = negru</text:span></text:p>
      <text:p text:style-name="P45"><text:span text:style-name="T11"><text:tab/><text:tab/><text:tab/>f(u)++timp// timpul de finalizarea anodului</text:span></text:p>
      <text:p text:style-name="P45"><text:span text:style-name="T11"/></text:p>
      <text:p text:style-name="P45"><text:span text:style-name="T11"/></text:p>
      <text:p text:style-name="P45"><text:span text:style-name="T11">Intrun arc orientat putem avea 4 tipuri de arce</text:span></text:p>
      <text:p text:style-name="P45"><text:span text:style-name="T11"/></text:p>
      <text:p text:style-name="P45"><text:span text:style-name="T11">Arc direct (de arbore) (u,v)</text:span></text:p>
      <text:p text:style-name="P45"><text:span text:style-name="T11">Arc Invers(de ciclu)(u,v)</text:span></text:p>
      <text:p text:style-name="P45"><text:span text:style-name="T11">Arc Inainte( u,v)</text:span></text:p>
      <text:p text:style-name="P45"><text:span text:style-name="T11">Arc transversal(u,v)</text:span></text:p>
      <text:p text:style-name="P45"><text:span text:style-name="T11"/></text:p>
      <text:p text:style-name="P45"><text:span text:style-name="T11"/></text:p>
      <text:p text:style-name="P45"><text:span text:style-name="T11">Complexiatate O(m,n)</text:span></text:p>
      <text:p text:style-name="P45"><text:span text:style-name="T11"/></text:p>
      <text:list xml:id="list3165581099041871426" text:style-name="L31">
        <text:list-item>
          <text:p text:style-name="P50"><text:span text:style-name="T11">m numarul de muchi</text:span></text:p>
        </text:list-item>
        <text:list-item>
          <text:p text:style-name="P50"><text:span text:style-name="T11">n numarul de noduri</text:span></text:p>
        </text:list-item>
      </text:list>
      <text:p text:style-name="P45"><text:span text:style-name="T11"/></text:p>
      <text:p text:style-name="P45"><text:span text:style-name="T11">Optimalitate: Nu</text:span></text:p>
      <text:p text:style-name="P45"><text:span text:style-name="T11">Parcurge tot graful: DA</text:span></text:p>
      <text:p text:style-name="P45"><text:soft-page-break/><text:span text:style-name="T11"/></text:p>
      <text:p text:style-name="P45"><text:span text:style-name="T11"/></text:p>
      <text:p text:style-name="P51"><text:span text:style-name="T11">Cap VI <text:s/>Parcurgerea in adancime, Sortare Topologica, Componente Tare Conexe</text:span></text:p>
      <text:p text:style-name="P51"><text:span text:style-name="T11"/></text:p>
      <text:p text:style-name="P51"><text:span text:style-name="T11"/></text:p>
      <text:p text:style-name="P52"><text:span text:style-name="T11"/></text:p>
      <text:p text:style-name="P45"><text:span text:style-name="T11">Sortare Topologica se foloseste la sortarea unei multimi partial ordonate.(nu orice elemente pot fi comparate)</text:span></text:p>
      <text:p text:style-name="P45"><text:span text:style-name="T11"/></text:p>
      <text:p text:style-name="P45"><text:span text:style-name="T11">Fie A o multime partial ordonata fata de o relatie de ordine atunci exsita e1,e2, astfel incat e1,e2 nu pot fi comparate.</text:span></text:p>
      <text:p text:style-name="P45"><text:span text:style-name="T11"/></text:p>
      <text:p text:style-name="P45"><text:span text:style-name="T11">O sortare topologica a lui A este o lista L = &lt;e1,e2,...,en&gt; cu proprietatea ca oricare ar fi I,j, daca ei,ej, atunci i&lt;j.</text:span></text:p>
      <text:p text:style-name="P45"><text:span text:style-name="T11"/></text:p>
      <text:p text:style-name="P45"><text:span text:style-name="T11"/></text:p>
      <text:p text:style-name="P45"><text:span text:style-name="T11">Ex A = {pantof, sosete,cravata,haina,versta,pantaloni,camasa}</text:span></text:p>
      <text:p text:style-name="P45"><text:span text:style-name="T11"/></text:p>
      <text:p text:style-name="P45"><text:span text:style-name="T11">G= (V,E) orientat aciclic</text:span></text:p>
      <text:p text:style-name="P45"><text:span text:style-name="T11">Vs=secventa de noduri astfel incat orice (u,v) apartine lui E avem index(u)&lt;index(v).</text:span></text:p>
      <text:p text:style-name="P45"><text:span text:style-name="T11">Scop: Sortare_topologica [G]=&gt;Vs</text:span></text:p>
      <text:p text:style-name="P45"><text:soft-page-break/><text:span text:style-name="T11">DFS: G= (V,E) orientat aciclic</text:span></text:p>
      <text:p text:style-name="P45"><text:span text:style-name="T11"><text:tab/><text:tab/>f(v)&lt;f(u)=&gt;colectam Vs varfurile in oridne descrescatoare</text:span></text:p>
      <text:p text:style-name="P45"><text:span text:style-name="T11"/></text:p>
      <text:p text:style-name="P45"><text:span text:style-name="T11">Algoritm:</text:span></text:p>
      <text:p text:style-name="P45"><text:span text:style-name="T11"/></text:p>
      <text:p text:style-name="P45"><text:span text:style-name="T11">Sortare_topologica(G)</text:span></text:p>
      <text:p text:style-name="P45"><text:span text:style-name="T11"><text:tab/>Pentru fiecare nod u care apartine lui V</text:span></text:p>
      <text:p text:style-name="P45"><text:span text:style-name="T11"><text:tab/>c(u) = alb;</text:span></text:p>
      <text:p text:style-name="P45"><text:span text:style-name="T11"><text:tab/>Pentru fiecare nod u apartine V// pentru fiecare componenta complexa</text:span></text:p>
      <text:p text:style-name="P45"><text:span text:style-name="T11"><text:tab/>Daca c(u) este alb</text:span></text:p>
      <text:p text:style-name="P45"><text:span text:style-name="T11"><text:tab/><text:tab/>Vs=Exploreaza(u,Vs)// prelucreaza componenta complexa</text:span></text:p>
      <text:p text:style-name="P45"><text:span text:style-name="T11"><text:tab/>Intoarce Vs</text:span></text:p>
      <text:p text:style-name="P45"><text:span text:style-name="T11"/></text:p>
      <text:p text:style-name="P45"><text:span text:style-name="T11"/></text:p>
      <text:p text:style-name="P45"><text:span text:style-name="T11">Exploreaza(u,Vs)</text:span></text:p>
      <text:p text:style-name="P45"><text:span text:style-name="T11"><text:tab/>c(u) = gri;</text:span></text:p>
      <text:p text:style-name="P45"><text:span text:style-name="T11"><text:tab/>pentru fiecare nod V</text:span></text:p>
      <text:p text:style-name="P45"><text:span text:style-name="T11"><text:tab/>c(v) este alb =&gt; Vs=Exploreaza(u,Vs)</text:span></text:p>
      <text:p text:style-name="P45"><text:span text:style-name="T11"><text:tab/>c(v) este gri </text:span></text:p>
      <text:p text:style-name="P45"><text:span text:style-name="T11"><text:tab/>Atunci Intoarce erori – graf ciclic</text:span></text:p>
      <text:p text:style-name="P45"><text:span text:style-name="T11"><text:tab/>c(u) <text:s/>=negru</text:span></text:p>
      <text:p text:style-name="P45"><text:span text:style-name="T11"><text:tab/>Intoarce cons(u,Vs)// insereaza modul u la inceput de Vs.</text:span></text:p>
      <text:p text:style-name="P45"><text:soft-page-break/><text:span text:style-name="T11"/></text:p>
      <text:p text:style-name="P45"><text:span text:style-name="T11">Observatie exista mai multe sortari posiblie.</text:span></text:p>
      <text:p text:style-name="P45"><text:span text:style-name="T11"/></text:p>
      <text:p text:style-name="P45"><text:span text:style-name="T11">Complexitate O (n+m)</text:span></text:p>
      <text:p text:style-name="P45"><text:span text:style-name="T11"><text:s text:c="3"/>n = numar de noduri</text:span></text:p>
      <text:p text:style-name="P45"><text:span text:style-name="T11"><text:s text:c="3"/>m = numar de muchii</text:span></text:p>
      <text:p text:style-name="P45"><text:span text:style-name="T11"/></text:p>
      <text:p text:style-name="P45"><text:span text:style-name="T11"/></text:p>
      <text:p text:style-name="P63">Componente tare conexe</text:p>
      <text:p text:style-name="P63"/>
      <text:p text:style-name="P60">Fie G = (V,E) un graf orientat</text:p>
      <text:p text:style-name="P60">G este tare conex daca si numai daca exista o cale u,v , unde v apartine R(u) si o cale de la vla u.</text:p>
      <text:p text:style-name="P60"/>
      <text:p text:style-name="P45"><text:span text:style-name="T11">Complexitate O (n+m)</text:span></text:p>
      <text:p text:style-name="P45"><text:span text:style-name="T11"><text:s text:c="3"/>n = numar de noduri</text:span></text:p>
      <text:p text:style-name="P52"><text:span text:style-name="T11"><text:s text:c="3"/>m = numar de muchii</text:span></text:p>
      <text:p text:style-name="P52"><text:span text:style-name="T11"/></text:p>
      <text:p text:style-name="P63">Coerctitudinea algoritmului CTC</text:p>
      <text:p text:style-name="P63"/>
      <text:p text:style-name="P60">Algoritmul CTC calculeaza corect componentele tare conexe ale unui <text:s/>graf G=(V,E)</text:p>
      <text:p text:style-name="P60"/>
      <text:p text:style-name="P60">Demonstram prin inductie dupa un numar de arbori de adancime gasiti de DFS al G ca variabile din fiecare arbore formeaza o CTC.</text:p>
      <text:p text:style-name="P60"><text:soft-page-break/></text:p>
      <text:p text:style-name="P60"><text:s/>Observatie:</text:p>
      <text:p text:style-name="P60"><text:s/>Fiecare pas demosnstreaza ca arborele format in acel pas este o CTC presupunand ca totii arborii produsi deja sunt CTC.</text:p>
      <text:p text:style-name="P60"/>
      <text:p text:style-name="P60">Demosntram ca U apartine T &lt;=&gt; u apartine Cr</text:p>
      <text:p text:style-name="P60"/>
      <text:p text:style-name="P60"><text:s/>Cr = {V apartine V, q(V)=r}, u apartine Cr=&gt;u apartine T</text:p>
      <text:p text:style-name="P60">u apartine Cr=&gt;toate nodurile din Cr ajung in acelasi arbore DFS (Arb(r))</text:p>
      <text:p text:style-name="P60">u apartine T =&gt; demonstram ca W astfel incat f(q(w) &gt; f(u))</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2"><text:soft-page-break/><text:s/><text:span text:style-name="T12">Cap VII Puncte de articulatie. Punti. Drumuri minime</text:span></text:p>
      <text:p text:style-name="P62"><text:span text:style-name="T12"/></text:p>
      <text:p text:style-name="P62"><text:span text:style-name="T12"/></text:p>
      <text:p text:style-name="P60"><text:span text:style-name="T12">Obiective: </text:span></text:p>
      <text:p text:style-name="P60"><text:span text:style-name="T12"/></text:p>
      <text:p text:style-name="P60"><text:span text:style-name="T12"><text:s/>Descoperirea algoritmilor de:</text:span></text:p>
      <text:p text:style-name="P60"><text:span text:style-name="T12"/></text:p>
      <text:list xml:id="list6765207475182142998" text:style-name="L33">
        <text:list-item>
          <text:p text:style-name="P61"><text:span text:style-name="T12">Identificare a punctelor de artuculatie;</text:span></text:p>
        </text:list-item>
        <text:list-item>
          <text:p text:style-name="P61"><text:span text:style-name="T12">Identificare a puntilor;</text:span></text:p>
        </text:list-item>
        <text:list-item>
          <text:p text:style-name="P61"><text:span text:style-name="T12">Identificare a drumurilor de cost minim.</text:span></text:p>
        </text:list-item>
      </text:list>
      <text:p text:style-name="P60"><text:span text:style-name="T12"/></text:p>
      <text:p text:style-name="P60"><text:span text:style-name="T12"><text:s text:c="2"/>Identificarea structurilor de date necesare pentru reducerea complexitatii acestor algoritmi</text:span></text:p>
      <text:p text:style-name="P60"><text:span text:style-name="T12"/></text:p>
      <text:p text:style-name="P60"><text:span text:style-name="T12">Puncte de articulatie:</text:span></text:p>
      <text:p text:style-name="P60"><text:span text:style-name="T12">Definitie: G = (V,E) , graf neorientat, u apartine V</text:span></text:p>
      <text:p text:style-name="P60"><text:span text:style-name="T12">U este punct de articulatie daca exista x,y apartinand V x diferit de y, x diferit de u astfel incat x,y in G trece prin u.</text:span></text:p>
      <text:p text:style-name="P60"><text:span text:style-name="T12"/></text:p>
      <text:p text:style-name="P60"><text:span text:style-name="T12"/></text:p>
      <text:p text:style-name="P60"><text:span text:style-name="T12"/></text:p>
      <text:p text:style-name="P60"><text:span text:style-name="T12"/></text:p>
      <text:p text:style-name="P60"><text:soft-page-break/><text:span text:style-name="T12">Algoritm naiv de detectare a punctelor de artciulatie</text:span></text:p>
      <text:p text:style-name="P60"><text:span text:style-name="T12"/></text:p>
      <text:p text:style-name="P60"><text:span text:style-name="T12">Eliminam fiecare nod si verifica conectivitatea grafului rezultat.</text:span></text:p>
      <text:p text:style-name="P60"><text:span text:style-name="T12"/></text:p>
      <text:p text:style-name="P60"><text:span text:style-name="T12"><text:s/>Graf conex → nodul nu e punct conex</text:span></text:p>
      <text:p text:style-name="P60"><text:span text:style-name="T12"/></text:p>
      <text:p text:style-name="P60"><text:span text:style-name="T12">altfel -&gt;punct de articulatie</text:span></text:p>
      <text:p text:style-name="P60"><text:span text:style-name="T12"/></text:p>
      <text:p text:style-name="P60"><text:span text:style-name="T12">Complexitate</text:span></text:p>
      <text:p text:style-name="P60"><text:span text:style-name="T12"/></text:p>
      <text:p text:style-name="P60"><text:span text:style-name="T12">O(V(V+E))</text:span></text:p>
      <text:p text:style-name="P60"><text:span text:style-name="T12"/></text:p>
      <text:p text:style-name="P60"><text:span text:style-name="T12">Puncte de articulatie. Structuri de date</text:span></text:p>
      <text:p text:style-name="P60"><text:span text:style-name="T12"/></text:p>
      <text:p text:style-name="P60"><text:span text:style-name="T12">Structurile de datel de la DFS <text:s/>plus pentru fiecare nod u apartinand V se retin Low(u) = min{d(v)| v descoperit pornind din u in cursul DFS si C(v) = alb</text:span></text:p>
      <text:p text:style-name="P60"><text:span text:style-name="T12"/></text:p>
      <text:p text:style-name="P60"><text:span text:style-name="T12">Subarb(u) = numarul subarborilor dominati de u daca este mai mare sau egal cu 2 , atunci avem un punct de articulatie.</text:span></text:p>
      <text:p text:style-name="P60"><text:soft-page-break/><text:span text:style-name="T12">Ideea algoritm</text:span></text:p>
      <text:p text:style-name="P60"><text:span text:style-name="T12"/></text:p>
      <text:p text:style-name="P60"><text:span text:style-name="T12">Se aplica DFS si se salveaza pentru fiecare nod pana unde merge inapoi</text:span></text:p>
      <text:p text:style-name="P60"><text:span text:style-name="T12">Low(u) = min{d(v), d(v) pentru toate muchiile inapoi (u,v), low(u) pentru totii fii lui w ai lui u.}</text:span></text:p>
      <text:p text:style-name="P60"><text:span text:style-name="T12"/></text:p>
      <text:p text:style-name="P60"><text:span text:style-name="T12">Pentru eficienta , trebuie ca sa fie sa se parcurga inaintea parintiilor =&gt; ordinea inversa a lui d(u).</text:span></text:p>
      <text:p text:style-name="P60"><text:span text:style-name="T12"/></text:p>
      <text:p text:style-name="P60"><text:span text:style-name="T12"/></text:p>
      <text:p text:style-name="P60"><text:span text:style-name="T12"/></text:p>
      <text:p text:style-name="P63">Punti.</text:p>
      <text:p text:style-name="P63"/>
      <text:p text:style-name="P60"><text:s text:c="2"/>Definitie: G = (V,E), graf neorientat si (u,V) apartin E</text:p>
      <text:p text:style-name="P60"><text:s/>(u,V) este punct in G daca si numai daca exista x,y, apartin lui V , x diferit de y , astfel incat x...y contine muchia (u,v).</text:p>
      <text:p text:style-name="P60"/>
      <text:p text:style-name="P60">Algoritm punti:</text:p>
      <text:p text:style-name="P60"/>
      <text:p text:style-name="P60">Punti(G)</text:p>
      <text:p text:style-name="P60">V = noduri[G]//initializari</text:p>
      <text:p text:style-name="P60">Timp = 0;</text:p>
      <text:p text:style-name="P60">Pentru fiecare nod u unde u apartine V</text:p>
      <text:p text:style-name="P60"><text:soft-page-break/><text:tab/>c(u)=alb;</text:p>
      <text:p text:style-name="P60"><text:tab/>d(u) = 0;</text:p>
      <text:p text:style-name="P60"><text:tab/>p(u) = null;</text:p>
      <text:p text:style-name="P60"><text:tab/>low(u) = 0</text:p>
      <text:p text:style-name="P60"><text:tab/>punte(u) = 0 // inclocuieste subarb(u) = 0</text:p>
      <text:p text:style-name="P60"><text:tab/><text:tab/>Pentru fiecare nod(u) , unde u apartine lui V</text:p>
      <text:p text:style-name="P60"><text:tab/><text:tab/><text:tab/>Daca c(u) este alb</text:p>
      <text:p text:style-name="P60"><text:tab/><text:tab/><text:tab/><text:tab/>Exloreaza(u)</text:p>
      <text:p text:style-name="P60"/>
      <text:p text:style-name="P60">Exloreaza(u):</text:p>
      <text:p text:style-name="P60"/>
      <text:p text:style-name="P60">d(u) =low(u)=timp++//initializari</text:p>
      <text:p text:style-name="P60"/>
      <text:p text:style-name="P60">c(u) = gri</text:p>
      <text:p text:style-name="P60"><text:tab/>pentru fiecare nod V, unde V apartine succes(u)</text:p>
      <text:p text:style-name="P60"><text:tab/><text:tab/>Daca C(v) este alb</text:p>
      <text:p text:style-name="P60"><text:tab/><text:tab/><text:tab/>p(v) = u//se elemina subarb(u)++;</text:p>
      <text:p text:style-name="P60"><text:tab/><text:tab/><text:tab/>Exploreaza(v);</text:p>
      <text:p text:style-name="P60"><text:tab/><text:tab/><text:tab/><text:tab/>low(u) = min (low(u),low(u))// actualizam low(u)</text:p>
      <text:p text:style-name="P60"><text:tab/><text:tab/><text:tab/>Daca low(u) &gt; d(u) punte (v ) = 1;</text:p>
      <text:p text:style-name="P60"><text:tab/><text:tab/><text:tab/><text:tab/>Altfel</text:p>
      <text:p text:style-name="P60"><text:tab/><text:tab/><text:tab/><text:tab/><text:tab/>daca (p(u) = min(low(u),d(v)//actualizam low</text:p>
      <text:p text:style-name="P60"/>
      <text:p text:style-name="P60"/>
      <text:p text:style-name="P63"><text:soft-page-break/></text:p>
      <text:p text:style-name="P63"/>
      <text:p text:style-name="P60"><text:span text:style-name="T12"/></text:p>
      <text:p text:style-name="P60"><text:span text:style-name="T12"/></text:p>
      <text:p text:style-name="P60"><text:span text:style-name="T12"/></text:p>
      <text:p text:style-name="P60"><text:span text:style-name="T12"/></text:p>
      <text:p text:style-name="P60"><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imes New Roman2" svg:font-family="'Times New Roman'" style:font-family-generic="roman"/>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na Mihai</meta:initial-creator>
    <meta:creation-date>2024-02-13T08:46:01.86</meta:creation-date>
    <dc:date>2024-02-17T16:28:27.52</dc:date>
    <dc:creator>Iana Mihai</dc:creator>
    <meta:editing-duration>PT6H36M45S</meta:editing-duration>
    <meta:editing-cycles>34</meta:editing-cycles>
    <meta:generator>OpenOffice/4.1.9$Win32 OpenOffice.org_project/419m1$Build-9805</meta:generator>
    <meta:document-statistic meta:table-count="0" meta:image-count="0" meta:object-count="0" meta:page-count="50" meta:paragraph-count="596" meta:word-count="5168" meta:character-count="34199"/>
  </office:meta>
</office:document-meta>
</file>